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DFF2F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808080"/>
      <style:text-properties fo:color="#FFFFFF"/>
    </style:style>
    <style:style style:name="ce5" style:family="table-cell" style:parent-style-name="Standard_32_2" style:data-style-name="N0">
      <style:table-cell-properties style:vertical-align="automatic" fo:background-color="transparent"/>
    </style:style>
    <style:style style:name="T1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gramm: Tecan i-control</text:p>
          </table:table-cell>
          <table:table-cell table:number-columns-repeated="3" table:style-name="ce1"/>
          <table:table-cell office:value-type="string" table:style-name="ce1">
            <office:annotation draw:style-name="a0" svg:x="4.30833333333333in" svg:y="0.00833333333333333in" svg:width="1.325in" svg:height="0.891666666666667in">
              <dc:creator>Hiwibeit</dc:creator>
              <text:p><text:span text:style-name="T1">Tecan.At.Common, 3.9.1.0</text:span><text:span text:style-name="T1"/></text:p>
              <text:p><text:span text:style-name="T1">Tecan.At.Common.DocumentManagement, 3.9.1.0</text:span><text:span text:style-name="T1"/></text:p>
              <text:p><text:span text:style-name="T1">Tecan.At.Common.DocumentManagement.Reader, 3.6.1.0</text:span><text:span text:style-name="T1"/></text:p>
              <text:p><text:span text:style-name="T1">Tecan.At.Common.MCS, 3.9.1.0</text:span><text:span text:style-name="T1"/></text:p>
              <text:p><text:span text:style-name="T1">Tecan.At.Common.Results, 3.9.1.0</text:span><text:span text:style-name="T1"/></text:p>
              <text:p><text:span text:style-name="T1">Tecan.At.Common.UI, 3.9.1.0</text:span><text:span text:style-name="T1"/></text:p>
              <text:p><text:span text:style-name="T1">Tecan.At.Common.UI.resources, 3.9.1.0</text:span><text:span text:style-name="T1"/></text:p>
              <text:p><text:span text:style-name="T1">Tecan.At.Communication.Common, 3.9.1.0</text:span><text:span text:style-name="T1"/></text:p>
              <text:p><text:span text:style-name="T1">Tecan.At.Communication.Port.IP, 3.9.1.0</text:span><text:span text:style-name="T1"/></text:p>
              <text:p><text:span text:style-name="T1">Tecan.At.Communication.Port.RS232, 3.9.1.0</text:span><text:span text:style-name="T1"/></text:p>
              <text:p><text:span text:style-name="T1">Tecan.At.Communication.Port.SIM.Common, 3.9.1.0</text:span><text:span text:style-name="T1"/></text:p>
              <text:p><text:span text:style-name="T1">Tecan.At.Communication.Port.SIM.Common.resources, 3.9.1.0</text:span><text:span text:style-name="T1"/></text:p>
              <text:p><text:span text:style-name="T1">Tecan.At.Communication.Port.USB, 3.9.1.0</text:span><text:span text:style-name="T1"/></text:p>
              <text:p><text:span text:style-name="T1">Tecan.At.Communication.Server, 3.9.1.0</text:span><text:span text:style-name="T1"/></text:p>
              <text:p><text:span text:style-name="T1">Tecan.At.Communication.SIM.AMR, 3.6.1.0</text:span><text:span text:style-name="T1"/></text:p>
              <text:p><text:span text:style-name="T1">Tecan.At.Communication.SIM.AMR.resources, 3.6.1.0</text:span><text:span text:style-name="T1"/></text:p>
              <text:p><text:span text:style-name="T1">Tecan.At.Communication.SIM.AMRPlus, 3.6.1.0</text:span><text:span text:style-name="T1"/></text:p>
              <text:p><text:span text:style-name="T1">Tecan.At.Communication.SIM.AMRPlus.resources, 3.6.1.0</text:span><text:span text:style-name="T1"/></text:p>
              <text:p><text:span text:style-name="T1">Tecan.At.Communication.SIM.Connect, 3.9.1.0</text:span><text:span text:style-name="T1"/></text:p>
              <text:p><text:span text:style-name="T1">Tecan.At.Communication.SIM.GeniosUltra, 3.6.1.0</text:span><text:span text:style-name="T1"/></text:p>
              <text:p><text:span text:style-name="T1">Tecan.At.Communication.SIM.GeniosUltra.resources, 3.6.1.0</text:span><text:span text:style-name="T1"/></text:p>
              <text:p><text:span text:style-name="T1">Tecan.At.Communication.SIM.Safire3, 3.6.1.0</text:span><text:span text:style-name="T1"/></text:p>
              <text:p><text:span text:style-name="T1">Tecan.At.Communication.SIM.Safire3.resources, 3.6.1.0</text:span><text:span text:style-name="T1"/></text:p>
              <text:p><text:span text:style-name="T1">Tecan.At.Communication.SIM.Safire3Pro, 3.6.1.0</text:span><text:span text:style-name="T1"/></text:p>
              <text:p><text:span text:style-name="T1">Tecan.At.Communication.SIM.Safire3Pro.resources, 3.6.1.0</text:span><text:span text:style-name="T1"/></text:p>
              <text:p><text:span text:style-name="T1">Tecan.At.Communication.SIM.SunriseMini, 3.6.1.0</text:span><text:span text:style-name="T1"/></text:p>
              <text:p><text:span text:style-name="T1">Tecan.At.Communication.SIM.SunriseMini.resources, 3.6.1.0</text:span><text:span text:style-name="T1"/></text:p>
              <text:p><text:span text:style-name="T1">Tecan.At.Instrument.Common, 3.9.1.0</text:span><text:span text:style-name="T1"/></text:p>
              <text:p><text:span text:style-name="T1">Tecan.At.Instrument.Common.GCM, 3.9.1.0</text:span><text:span text:style-name="T1"/></text:p>
              <text:p><text:span text:style-name="T1">Tecan.At.Instrument.Common.Reader, 3.6.1.0</text:span><text:span text:style-name="T1"/></text:p>
              <text:p><text:span text:style-name="T1">Tecan.At.Instrument.Common.resources, 3.9.1.0</text:span><text:span text:style-name="T1"/></text:p>
              <text:p><text:span text:style-name="T1">Tecan.At.Instrument.Common.Stacker, 3.9.1.0</text:span><text:span text:style-name="T1"/></text:p>
              <text:p><text:span text:style-name="T1">Tecan.At.Instrument.Gas.GCM, 3.9.1.0</text:span><text:span text:style-name="T1"/></text:p>
              <text:p><text:span text:style-name="T1">Tecan.At.Instrument.GCM.Server, 3.9.1.0</text:span><text:span text:style-name="T1"/></text:p>
              <text:p><text:span text:style-name="T1">Tecan.At.Instrument.Reader.AMR, 3.6.1.0</text:span><text:span text:style-name="T1"/></text:p>
              <text:p><text:span text:style-name="T1">Tecan.At.Instrument.Reader.AMRPlus, 3.6.1.0</text:span><text:span text:style-name="T1"/></text:p>
              <text:p><text:span text:style-name="T1">Tecan.At.Instrument.Reader.GeniosUltra, 3.6.1.0</text:span><text:span text:style-name="T1"/></text:p>
              <text:p><text:span text:style-name="T1">Tecan.At.Instrument.Reader.Safire3, 3.6.1.0</text:span><text:span text:style-name="T1"/></text:p>
              <text:p><text:span text:style-name="T1">Tecan.At.Instrument.Reader.Safire3Pro, 3.6.1.0</text:span><text:span text:style-name="T1"/></text:p>
              <text:p><text:span text:style-name="T1">Tecan.At.Instrument.Reader.SunriseMini, 3.6.1.0</text:span><text:span text:style-name="T1"/></text:p>
              <text:p><text:span text:style-name="T1">Tecan.At.Instrument.Server, 3.9.1.0</text:span><text:span text:style-name="T1"/></text:p>
              <text:p><text:span text:style-name="T1">Tecan.At.Instrument.Server.resources, 3.9.1.0</text:span><text:span text:style-name="T1"/></text:p>
              <text:p><text:span text:style-name="T1">Tecan.At.Instrument.Stacker.Connect, 3.9.1.0</text:span><text:span text:style-name="T1"/></text:p>
              <text:p><text:span text:style-name="T1">Tecan.At.Instrument.Stacker.Server, 3.9.1.0</text:span><text:span text:style-name="T1"/></text:p>
              <text:p><text:span text:style-name="T1">Tecan.At.Measurement.BuiltInTest.Common, 3.6.1.0</text:span><text:span text:style-name="T1"/></text:p>
              <text:p><text:span text:style-name="T1">Tecan.At.Measurement.Common, 3.6.1.0</text:span><text:span text:style-name="T1"/></text:p>
              <text:p><text:span text:style-name="T1">Tecan.At.Measurement.Server, 3.6.1.0</text:span><text:span text:style-name="T1"/></text:p>
              <text:p><text:span text:style-name="T1">Tecan.At.XFluor, 2.0.10.0</text:span><text:span text:style-name="T1"/></text:p>
              <text:p><text:span text:style-name="T1">Tecan.At.XFluor.Connect.Reader, 2.0.10.0</text:span><text:span text:style-name="T1"/></text:p>
              <text:p><text:span text:style-name="T1">Tecan.At.XFluor.Connect.Reader.resources, 2.0.10.0</text:span><text:span text:style-name="T1"/></text:p>
              <text:p><text:span text:style-name="T1">Tecan.At.XFluor.Core, 2.0.10.0</text:span><text:span text:style-name="T1"/></text:p>
              <text:p><text:span text:style-name="T1">Tecan.At.XFluor.Core.resources, 2.0.10.0</text:span><text:span text:style-name="T1"/></text:p>
              <text:p><text:span text:style-name="T1">Tecan.At.XFluor.Device, 2.0.10.0</text:span><text:span text:style-name="T1"/></text:p>
              <text:p><text:span text:style-name="T1">Tecan.At.XFluor.Device.AMR, 2.0.10.0</text:span><text:span text:style-name="T1"/></text:p>
              <text:p><text:span text:style-name="T1">Tecan.At.XFluor.Device.AMR.resources, 2.0.10.0</text:span><text:span text:style-name="T1"/></text:p>
              <text:p><text:span text:style-name="T1">Tecan.At.XFluor.Device.AMRPlus, 2.0.10.0</text:span><text:span text:style-name="T1"/></text:p>
              <text:p><text:span text:style-name="T1">Tecan.At.XFluor.Device.GeniosUltra, 2.0.10.0</text:span><text:span text:style-name="T1"/></text:p>
              <text:p><text:span text:style-name="T1">Tecan.At.XFluor.Device.Reader, 2.0.10.0</text:span><text:span text:style-name="T1"/></text:p>
              <text:p><text:span text:style-name="T1">Tecan.At.XFluor.Device.resources, 2.0.10.0</text:span><text:span text:style-name="T1"/></text:p>
              <text:p><text:span text:style-name="T1">Tecan.At.XFluor.Device.Safire3, 2.0.10.0</text:span><text:span text:style-name="T1"/></text:p>
              <text:p><text:span text:style-name="T1">Tecan.At.XFluor.Device.Safire3Pro, 2.0.10.0</text:span><text:span text:style-name="T1"/></text:p>
              <text:p><text:span text:style-name="T1">Tecan.At.XFluor.Device.SunriseMini, 2.0.10.0</text:span><text:span text:style-name="T1"/></text:p>
              <text:p><text:span text:style-name="T1">Tecan.At.XFluor.ExcelOutput, 2.0.10.0</text:span><text:span text:style-name="T1"/></text:p>
              <text:p><text:span text:style-name="T1">Tecan.At.XFluor.ExcelOutput.resources, 2.0.10.0</text:span><text:span text:style-name="T1"/></text:p>
              <text:p><text:span text:style-name="T1">Tecan.At.XFluor.NanoQuant, 2.0.10.0</text:span><text:span text:style-name="T1"/></text:p>
              <text:p><text:span text:style-name="T1">Tecan.At.XFluor.NanoQuant.resources, 2.0.10.0</text:span><text:span text:style-name="T1"/></text:p>
              <text:p><text:span text:style-name="T1">Tecan.At.XFluor.ReaderEditor, 2.0.10.0</text:span><text:span text:style-name="T1"/></text:p>
              <text:p><text:span text:style-name="T1">Tecan.At.XFluor.ReaderEditor.resources, 2.0.10.0</text:span><text:span text:style-name="T1"/></text:p>
              <text:p><text:span text:style-name="T1">Tecan.At.XFluor.resources, 2.0.10.0</text:span><text:span text:style-name="T1"/></text:p>
              <text:p/>
            </office:annotation>
            <text:p>Tecan i-control , 2.0.1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rät: infinite 200</text:p>
          </table:table-cell>
          <table:table-cell table:number-columns-repeated="3" table:style-name="ce1"/>
          <table:table-cell office:value-type="string" table:style-name="ce1">
            <text:p>Seriennummer: 705000573</text:p>
          </table:table-cell>
          <table:table-cell table:number-columns-repeated="3" table:style-name="ce1"/>
          <table:table-cell office:value-type="string" table:style-name="ce1">
            <text:p>Seriennummer des verbundenen Staplers: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rmware: V_2.02_11/06_InfiniTe (Dec 13 2006/16.18.16)</text:p>
          </table:table-cell>
          <table:table-cell table:number-columns-repeated="3" table:style-name="ce1"/>
          <table:table-cell office:value-type="string" table:style-name="ce1">
            <office:annotation draw:style-name="a1" svg:x="4.30833333333333in" svg:y="0.3in" svg:width="1.325in" svg:height="0.891666666666667in">
              <dc:creator>Hiwibeit</dc:creator>
              <text:p><text:span text:style-name="T1">EHC, V_2.02_11/06_InfiniTe (Dec 13 2006/16.18.16)</text:span><text:span text:style-name="T1"/></text:p>
              <text:p><text:span text:style-name="T1">MTP, V_2.02_11/06_InfiniTe (Dec 13 2006/16.18.16)</text:span><text:span text:style-name="T1"/></text:p>
              <text:p><text:span text:style-name="T1">FIL, V_2.00_04/06_FILTER (Apr <text:s/>5 2006/11.37.11)</text:span><text:span text:style-name="T1"/></text:p>
              <text:p/>
            </office:annotation>
            <text:p>MAI, V_2.02_11/06_InfiniTe (Dec 13 2006/16.18.16)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Datum:</text:p>
          </table:table-cell>
          <table:table-cell office:value-type="string" table:style-name="ce1">
            <text:p>11.11.20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eit:</text:p>
          </table:table-cell>
          <table:table-cell office:value-type="string" table:style-name="ce1">
            <text:p>13:16:26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System</text:p>
          </table:table-cell>
          <table:table-cell table:number-columns-repeated="3" table:style-name="ce1"/>
          <table:table-cell office:value-type="string" table:style-name="ce1">
            <text:p>UKSPA-108665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wender</text:p>
          </table:table-cell>
          <table:table-cell table:number-columns-repeated="3" table:style-name="ce1"/>
          <table:table-cell office:value-type="string" table:style-name="ce1">
            <text:p>UNI-KIEL\hiwibei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</text:p>
          </table:table-cell>
          <table:table-cell table:number-columns-repeated="3" table:style-name="ce1"/>
          <table:table-cell office:value-type="string" table:style-name="ce1">
            <text:p>Greiner 96 Flat Bottom Black Polystyrene Cat. No.: 655079/655086/655077/655076 <text:s text:c="2"/>[GRE96fb_chimney.pdfx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latten-ID (Stapler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Liste der Aktionen in diesem Mess-Script: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Kinetik</text:p>
          </table:table-cell>
          <table:table-cell table:number-columns-repeated="11" table:style-name="ce2"/>
          <table:table-cell table:number-columns-repeated="16372"/>
        </table:table-row>
        <table:table-row table:style-name="ro1">
          <table:table-cell office:value-type="string" table:style-name="ce2">
            <text:p>Fluoreszenz</text:p>
          </table:table-cell>
          <table:table-cell table:number-columns-repeated="11" table:style-name="ce2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Label: Label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Mess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netik - Dauer</text:p>
          </table:table-cell>
          <table:table-cell table:number-columns-repeated="3" table:style-name="ce1"/>
          <table:table-cell office:value-type="time" office:time-value="PT0H8M0S" table:style-name="ce3">
            <text:p>00:08: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vallzeit</text:p>
          </table:table-cell>
          <table:table-cell table:number-columns-repeated="3" table:style-name="ce1"/>
          <table:table-cell office:value-type="time" office:time-value="PT0H0M4S" table:style-name="ce3">
            <text:p>00:00: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us</text:p>
          </table:table-cell>
          <table:table-cell table:number-columns-repeated="3" table:style-name="ce1"/>
          <table:table-cell office:value-type="string" table:style-name="ce1">
            <text:p>Fluoreszenz Messung von obe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xzitationswellenlänge</text:p>
          </table:table-cell>
          <table:table-cell table:number-columns-repeated="3" table:style-name="ce1"/>
          <table:table-cell office:value-type="float" office:value="485" table:style-name="ce1">
            <text:p>485</text:p>
          </table:table-cell>
          <table:table-cell office:value-type="string" table:style-name="ce1">
            <text:p>n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issionswellenlänge</text:p>
          </table:table-cell>
          <table:table-cell table:number-columns-repeated="3" table:style-name="ce1"/>
          <table:table-cell office:value-type="float" office:value="535" table:style-name="ce1">
            <text:p>535</text:p>
          </table:table-cell>
          <table:table-cell office:value-type="string" table:style-name="ce1">
            <text:p>n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xzitationsbandbreite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n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issionsbandbreit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n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stärkung</text:p>
          </table:table-cell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Optimal (100%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zahl der Blitze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grationszeit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µ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zögerungs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µ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hezei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m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reich der Platte</text:p>
          </table:table-cell>
          <table:table-cell table:number-columns-repeated="3" table:style-name="ce1"/>
          <table:table-cell office:value-type="string" table:style-name="ce1">
            <text:p>B1-B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tartzeit:</text:p>
          </table:table-cell>
          <table:table-cell office:value-type="string" table:style-name="ce1">
            <text:p>11.11.2025 13:16:41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4">
            <text:p>Zyklus Nr.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office:value-type="float" office:value="32" table:style-name="ce4">
            <text:p>32</text:p>
          </table:table-cell>
          <table:table-cell office:value-type="float" office:value="33" table:style-name="ce4">
            <text:p>33</text:p>
          </table:table-cell>
          <table:table-cell office:value-type="float" office:value="34" table:style-name="ce4">
            <text:p>34</text:p>
          </table:table-cell>
          <table:table-cell office:value-type="float" office:value="35" table:style-name="ce4">
            <text:p>35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43" table:style-name="ce4">
            <text:p>43</text:p>
          </table:table-cell>
          <table:table-cell office:value-type="float" office:value="44" table:style-name="ce4">
            <text:p>44</text:p>
          </table:table-cell>
          <table:table-cell office:value-type="float" office:value="45" table:style-name="ce4">
            <text:p>45</text:p>
          </table:table-cell>
          <table:table-cell office:value-type="float" office:value="46" table:style-name="ce4">
            <text:p>46</text:p>
          </table:table-cell>
          <table:table-cell office:value-type="float" office:value="47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49" table:style-name="ce4">
            <text:p>49</text:p>
          </table:table-cell>
          <table:table-cell office:value-type="float" office:value="50" table:style-name="ce4">
            <text:p>50</text:p>
          </table:table-cell>
          <table:table-cell office:value-type="float" office:value="51" table:style-name="ce4">
            <text:p>51</text:p>
          </table:table-cell>
          <table:table-cell office:value-type="float" office:value="52" table:style-name="ce4">
            <text:p>52</text:p>
          </table:table-cell>
          <table:table-cell office:value-type="float" office:value="53" table:style-name="ce4">
            <text:p>53</text:p>
          </table:table-cell>
          <table:table-cell office:value-type="float" office:value="54" table:style-name="ce4">
            <text:p>54</text:p>
          </table:table-cell>
          <table:table-cell office:value-type="float" office:value="55" table:style-name="ce4">
            <text:p>55</text:p>
          </table:table-cell>
          <table:table-cell office:value-type="float" office:value="56" table:style-name="ce4">
            <text:p>56</text:p>
          </table:table-cell>
          <table:table-cell office:value-type="float" office:value="57" table:style-name="ce4">
            <text:p>57</text:p>
          </table:table-cell>
          <table:table-cell office:value-type="float" office:value="58" table:style-name="ce4">
            <text:p>58</text:p>
          </table:table-cell>
          <table:table-cell office:value-type="float" office:value="59" table:style-name="ce4">
            <text:p>59</text:p>
          </table:table-cell>
          <table:table-cell office:value-type="float" office:value="60" table:style-name="ce4">
            <text:p>60</text:p>
          </table:table-cell>
          <table:table-cell office:value-type="float" office:value="61" table:style-name="ce4">
            <text:p>61</text:p>
          </table:table-cell>
          <table:table-cell office:value-type="float" office:value="62" table:style-name="ce4">
            <text:p>62</text:p>
          </table:table-cell>
          <table:table-cell office:value-type="float" office:value="63" table:style-name="ce4">
            <text:p>63</text:p>
          </table:table-cell>
          <table:table-cell office:value-type="float" office:value="64" table:style-name="ce4">
            <text:p>64</text:p>
          </table:table-cell>
          <table:table-cell office:value-type="float" office:value="65" table:style-name="ce4">
            <text:p>65</text:p>
          </table:table-cell>
          <table:table-cell office:value-type="float" office:value="66" table:style-name="ce4">
            <text:p>66</text:p>
          </table:table-cell>
          <table:table-cell office:value-type="float" office:value="67" table:style-name="ce4">
            <text:p>67</text:p>
          </table:table-cell>
          <table:table-cell office:value-type="float" office:value="68" table:style-name="ce4">
            <text:p>68</text:p>
          </table:table-cell>
          <table:table-cell office:value-type="float" office:value="69" table:style-name="ce4">
            <text:p>69</text:p>
          </table:table-cell>
          <table:table-cell office:value-type="float" office:value="70" table:style-name="ce4">
            <text:p>70</text:p>
          </table:table-cell>
          <table:table-cell office:value-type="float" office:value="71" table:style-name="ce4">
            <text:p>71</text:p>
          </table:table-cell>
          <table:table-cell office:value-type="float" office:value="72" table:style-name="ce4">
            <text:p>72</text:p>
          </table:table-cell>
          <table:table-cell office:value-type="float" office:value="73" table:style-name="ce4">
            <text:p>73</text:p>
          </table:table-cell>
          <table:table-cell office:value-type="float" office:value="74" table:style-name="ce4">
            <text:p>74</text:p>
          </table:table-cell>
          <table:table-cell office:value-type="float" office:value="75" table:style-name="ce4">
            <text:p>75</text:p>
          </table:table-cell>
          <table:table-cell office:value-type="float" office:value="76" table:style-name="ce4">
            <text:p>76</text:p>
          </table:table-cell>
          <table:table-cell office:value-type="float" office:value="77" table:style-name="ce4">
            <text:p>77</text:p>
          </table:table-cell>
          <table:table-cell office:value-type="float" office:value="78" table:style-name="ce4">
            <text:p>78</text:p>
          </table:table-cell>
          <table:table-cell office:value-type="float" office:value="79" table:style-name="ce4">
            <text:p>79</text:p>
          </table:table-cell>
          <table:table-cell office:value-type="float" office:value="80" table:style-name="ce4">
            <text:p>80</text:p>
          </table:table-cell>
          <table:table-cell office:value-type="float" office:value="81" table:style-name="ce4">
            <text:p>81</text:p>
          </table:table-cell>
          <table:table-cell office:value-type="float" office:value="82" table:style-name="ce4">
            <text:p>82</text:p>
          </table:table-cell>
          <table:table-cell office:value-type="float" office:value="83" table:style-name="ce4">
            <text:p>83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office:value-type="float" office:value="86" table:style-name="ce4">
            <text:p>86</text:p>
          </table:table-cell>
          <table:table-cell office:value-type="float" office:value="87" table:style-name="ce4">
            <text:p>87</text:p>
          </table:table-cell>
          <table:table-cell office:value-type="float" office:value="88" table:style-name="ce4">
            <text:p>88</text:p>
          </table:table-cell>
          <table:table-cell office:value-type="float" office:value="89" table:style-name="ce4">
            <text:p>89</text:p>
          </table:table-cell>
          <table:table-cell office:value-type="float" office:value="90" table:style-name="ce4">
            <text:p>90</text:p>
          </table:table-cell>
          <table:table-cell office:value-type="float" office:value="91" table:style-name="ce4">
            <text:p>91</text:p>
          </table:table-cell>
          <table:table-cell office:value-type="float" office:value="92" table:style-name="ce4">
            <text:p>92</text:p>
          </table:table-cell>
          <table:table-cell office:value-type="float" office:value="93" table:style-name="ce4">
            <text:p>93</text:p>
          </table:table-cell>
          <table:table-cell office:value-type="float" office:value="94" table:style-name="ce4">
            <text:p>94</text:p>
          </table:table-cell>
          <table:table-cell office:value-type="float" office:value="95" table:style-name="ce4">
            <text:p>95</text:p>
          </table:table-cell>
          <table:table-cell office:value-type="float" office:value="96" table:style-name="ce4">
            <text:p>96</text:p>
          </table:table-cell>
          <table:table-cell office:value-type="float" office:value="97" table:style-name="ce4">
            <text:p>97</text:p>
          </table:table-cell>
          <table:table-cell office:value-type="float" office:value="98" table:style-name="ce4">
            <text:p>98</text:p>
          </table:table-cell>
          <table:table-cell office:value-type="float" office:value="99" table:style-name="ce4">
            <text:p>99</text:p>
          </table:table-cell>
          <table:table-cell office:value-type="float" office:value="100" table:style-name="ce4">
            <text:p>100</text:p>
          </table:table-cell>
          <table:table-cell office:value-type="float" office:value="101" table:style-name="ce4">
            <text:p>101</text:p>
          </table:table-cell>
          <table:table-cell office:value-type="float" office:value="102" table:style-name="ce4">
            <text:p>102</text:p>
          </table:table-cell>
          <table:table-cell office:value-type="float" office:value="103" table:style-name="ce4">
            <text:p>103</text:p>
          </table:table-cell>
          <table:table-cell office:value-type="float" office:value="104" table:style-name="ce4">
            <text:p>104</text:p>
          </table:table-cell>
          <table:table-cell office:value-type="float" office:value="105" table:style-name="ce4">
            <text:p>105</text:p>
          </table:table-cell>
          <table:table-cell office:value-type="float" office:value="106" table:style-name="ce4">
            <text:p>106</text:p>
          </table:table-cell>
          <table:table-cell office:value-type="float" office:value="107" table:style-name="ce4">
            <text:p>107</text:p>
          </table:table-cell>
          <table:table-cell office:value-type="float" office:value="108" table:style-name="ce4">
            <text:p>108</text:p>
          </table:table-cell>
          <table:table-cell office:value-type="float" office:value="109" table:style-name="ce4">
            <text:p>109</text:p>
          </table:table-cell>
          <table:table-cell office:value-type="float" office:value="110" table:style-name="ce4">
            <text:p>110</text:p>
          </table:table-cell>
          <table:table-cell office:value-type="float" office:value="111" table:style-name="ce4">
            <text:p>111</text:p>
          </table:table-cell>
          <table:table-cell office:value-type="float" office:value="112" table:style-name="ce4">
            <text:p>112</text:p>
          </table:table-cell>
          <table:table-cell office:value-type="float" office:value="113" table:style-name="ce4">
            <text:p>113</text:p>
          </table:table-cell>
          <table:table-cell office:value-type="float" office:value="114" table:style-name="ce4">
            <text:p>114</text:p>
          </table:table-cell>
          <table:table-cell office:value-type="float" office:value="115" table:style-name="ce4">
            <text:p>115</text:p>
          </table:table-cell>
          <table:table-cell office:value-type="float" office:value="116" table:style-name="ce4">
            <text:p>116</text:p>
          </table:table-cell>
          <table:table-cell office:value-type="float" office:value="117" table:style-name="ce4">
            <text:p>117</text:p>
          </table:table-cell>
          <table:table-cell office:value-type="float" office:value="118" table:style-name="ce4">
            <text:p>118</text:p>
          </table:table-cell>
          <table:table-cell office:value-type="float" office:value="119" table:style-name="ce4">
            <text:p>119</text:p>
          </table:table-cell>
          <table:table-cell office:value-type="float" office:value="120" table:style-name="ce4">
            <text:p>120</text:p>
          </table:table-cell>
          <table:table-cell office:value-type="float" office:value="121" table:style-name="ce4">
            <text:p>121</text:p>
          </table:table-cell>
          <table:table-cell table:number-columns-repeated="16262"/>
        </table:table-row>
        <table:table-row table:style-name="ro1">
          <table:table-cell office:value-type="string" table:style-name="ce4">
            <text:p>Zeit [s]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office:value-type="float" office:value="72" table:style-name="ce1">
            <text:p>72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100" table:style-name="ce1">
            <text:p>100</text:p>
          </table:table-cell>
          <table:table-cell office:value-type="float" office:value="104" table:style-name="ce1">
            <text:p>104</text:p>
          </table:table-cell>
          <table:table-cell office:value-type="float" office:value="108" table:style-name="ce1">
            <text:p>108</text:p>
          </table:table-cell>
          <table:table-cell office:value-type="float" office:value="112" table:style-name="ce1">
            <text:p>112</text:p>
          </table:table-cell>
          <table:table-cell office:value-type="float" office:value="116" table:style-name="ce1">
            <text:p>116</text:p>
          </table:table-cell>
          <table:table-cell office:value-type="float" office:value="120" table:style-name="ce1">
            <text:p>120</text:p>
          </table:table-cell>
          <table:table-cell office:value-type="float" office:value="124" table:style-name="ce1">
            <text:p>124</text:p>
          </table:table-cell>
          <table:table-cell office:value-type="float" office:value="128" table:style-name="ce1">
            <text:p>128</text:p>
          </table:table-cell>
          <table:table-cell office:value-type="float" office:value="132" table:style-name="ce1">
            <text:p>132</text:p>
          </table:table-cell>
          <table:table-cell office:value-type="float" office:value="136" table:style-name="ce1">
            <text:p>136</text:p>
          </table:table-cell>
          <table:table-cell office:value-type="float" office:value="140" table:style-name="ce1">
            <text:p>140</text:p>
          </table:table-cell>
          <table:table-cell office:value-type="float" office:value="144" table:style-name="ce1">
            <text:p>144</text:p>
          </table:table-cell>
          <table:table-cell office:value-type="float" office:value="148" table:style-name="ce1">
            <text:p>148</text:p>
          </table:table-cell>
          <table:table-cell office:value-type="float" office:value="152" table:style-name="ce1">
            <text:p>152</text:p>
          </table:table-cell>
          <table:table-cell office:value-type="float" office:value="156" table:style-name="ce1">
            <text:p>156</text:p>
          </table:table-cell>
          <table:table-cell office:value-type="float" office:value="160" table:style-name="ce1">
            <text:p>160</text:p>
          </table:table-cell>
          <table:table-cell office:value-type="float" office:value="164" table:style-name="ce1">
            <text:p>164</text:p>
          </table:table-cell>
          <table:table-cell office:value-type="float" office:value="168" table:style-name="ce1">
            <text:p>168</text:p>
          </table:table-cell>
          <table:table-cell office:value-type="float" office:value="172" table:style-name="ce1">
            <text:p>172</text:p>
          </table:table-cell>
          <table:table-cell office:value-type="float" office:value="176" table:style-name="ce1">
            <text:p>176</text:p>
          </table:table-cell>
          <table:table-cell office:value-type="float" office:value="180" table:style-name="ce1">
            <text:p>180</text:p>
          </table:table-cell>
          <table:table-cell office:value-type="float" office:value="184" table:style-name="ce1">
            <text:p>184</text:p>
          </table:table-cell>
          <table:table-cell office:value-type="float" office:value="188" table:style-name="ce1">
            <text:p>188</text:p>
          </table:table-cell>
          <table:table-cell office:value-type="float" office:value="192" table:style-name="ce1">
            <text:p>192</text:p>
          </table:table-cell>
          <table:table-cell office:value-type="float" office:value="196" table:style-name="ce1">
            <text:p>196</text:p>
          </table:table-cell>
          <table:table-cell office:value-type="float" office:value="200" table:style-name="ce1">
            <text:p>200</text:p>
          </table:table-cell>
          <table:table-cell office:value-type="float" office:value="204" table:style-name="ce1">
            <text:p>204</text:p>
          </table:table-cell>
          <table:table-cell office:value-type="float" office:value="208" table:style-name="ce1">
            <text:p>208</text:p>
          </table:table-cell>
          <table:table-cell office:value-type="float" office:value="212" table:style-name="ce1">
            <text:p>212</text:p>
          </table:table-cell>
          <table:table-cell office:value-type="float" office:value="216" table:style-name="ce1">
            <text:p>216</text:p>
          </table:table-cell>
          <table:table-cell office:value-type="float" office:value="220" table:style-name="ce1">
            <text:p>220</text:p>
          </table:table-cell>
          <table:table-cell office:value-type="float" office:value="224" table:style-name="ce1">
            <text:p>224</text:p>
          </table:table-cell>
          <table:table-cell office:value-type="float" office:value="228" table:style-name="ce1">
            <text:p>228</text:p>
          </table:table-cell>
          <table:table-cell office:value-type="float" office:value="232" table:style-name="ce1">
            <text:p>232</text:p>
          </table:table-cell>
          <table:table-cell office:value-type="float" office:value="236" table:style-name="ce1">
            <text:p>236</text:p>
          </table:table-cell>
          <table:table-cell office:value-type="float" office:value="240" table:style-name="ce1">
            <text:p>240</text:p>
          </table:table-cell>
          <table:table-cell office:value-type="float" office:value="244" table:style-name="ce1">
            <text:p>244</text:p>
          </table:table-cell>
          <table:table-cell office:value-type="float" office:value="248" table:style-name="ce1">
            <text:p>248</text:p>
          </table:table-cell>
          <table:table-cell office:value-type="float" office:value="252" table:style-name="ce1">
            <text:p>252</text:p>
          </table:table-cell>
          <table:table-cell office:value-type="float" office:value="256" table:style-name="ce1">
            <text:p>256</text:p>
          </table:table-cell>
          <table:table-cell office:value-type="float" office:value="260" table:style-name="ce1">
            <text:p>260</text:p>
          </table:table-cell>
          <table:table-cell office:value-type="float" office:value="264" table:style-name="ce1">
            <text:p>264</text:p>
          </table:table-cell>
          <table:table-cell office:value-type="float" office:value="268" table:style-name="ce1">
            <text:p>268</text:p>
          </table:table-cell>
          <table:table-cell office:value-type="float" office:value="272" table:style-name="ce1">
            <text:p>272</text:p>
          </table:table-cell>
          <table:table-cell office:value-type="float" office:value="276" table:style-name="ce1">
            <text:p>276</text:p>
          </table:table-cell>
          <table:table-cell office:value-type="float" office:value="280" table:style-name="ce1">
            <text:p>280</text:p>
          </table:table-cell>
          <table:table-cell office:value-type="float" office:value="284" table:style-name="ce1">
            <text:p>284</text:p>
          </table:table-cell>
          <table:table-cell office:value-type="float" office:value="288" table:style-name="ce1">
            <text:p>288</text:p>
          </table:table-cell>
          <table:table-cell office:value-type="float" office:value="292" table:style-name="ce1">
            <text:p>292</text:p>
          </table:table-cell>
          <table:table-cell office:value-type="float" office:value="296" table:style-name="ce1">
            <text:p>296</text:p>
          </table:table-cell>
          <table:table-cell office:value-type="float" office:value="300" table:style-name="ce1">
            <text:p>300</text:p>
          </table:table-cell>
          <table:table-cell office:value-type="float" office:value="304" table:style-name="ce1">
            <text:p>304</text:p>
          </table:table-cell>
          <table:table-cell office:value-type="float" office:value="308" table:style-name="ce1">
            <text:p>308</text:p>
          </table:table-cell>
          <table:table-cell office:value-type="float" office:value="312" table:style-name="ce1">
            <text:p>312</text:p>
          </table:table-cell>
          <table:table-cell office:value-type="float" office:value="316" table:style-name="ce1">
            <text:p>316</text:p>
          </table:table-cell>
          <table:table-cell office:value-type="float" office:value="320" table:style-name="ce1">
            <text:p>320</text:p>
          </table:table-cell>
          <table:table-cell office:value-type="float" office:value="324" table:style-name="ce1">
            <text:p>324</text:p>
          </table:table-cell>
          <table:table-cell office:value-type="float" office:value="328" table:style-name="ce1">
            <text:p>328</text:p>
          </table:table-cell>
          <table:table-cell office:value-type="float" office:value="332" table:style-name="ce1">
            <text:p>332</text:p>
          </table:table-cell>
          <table:table-cell office:value-type="float" office:value="336" table:style-name="ce1">
            <text:p>336</text:p>
          </table:table-cell>
          <table:table-cell office:value-type="float" office:value="340" table:style-name="ce1">
            <text:p>340</text:p>
          </table:table-cell>
          <table:table-cell office:value-type="float" office:value="344" table:style-name="ce1">
            <text:p>344</text:p>
          </table:table-cell>
          <table:table-cell office:value-type="float" office:value="348" table:style-name="ce1">
            <text:p>348</text:p>
          </table:table-cell>
          <table:table-cell office:value-type="float" office:value="352" table:style-name="ce1">
            <text:p>352</text:p>
          </table:table-cell>
          <table:table-cell office:value-type="float" office:value="356" table:style-name="ce1">
            <text:p>356</text:p>
          </table:table-cell>
          <table:table-cell office:value-type="float" office:value="360" table:style-name="ce1">
            <text:p>360</text:p>
          </table:table-cell>
          <table:table-cell office:value-type="float" office:value="364" table:style-name="ce1">
            <text:p>364</text:p>
          </table:table-cell>
          <table:table-cell office:value-type="float" office:value="368" table:style-name="ce1">
            <text:p>368</text:p>
          </table:table-cell>
          <table:table-cell office:value-type="float" office:value="372" table:style-name="ce1">
            <text:p>372</text:p>
          </table:table-cell>
          <table:table-cell office:value-type="float" office:value="376" table:style-name="ce1">
            <text:p>376</text:p>
          </table:table-cell>
          <table:table-cell office:value-type="float" office:value="380" table:style-name="ce1">
            <text:p>380</text:p>
          </table:table-cell>
          <table:table-cell office:value-type="float" office:value="384" table:style-name="ce1">
            <text:p>384</text:p>
          </table:table-cell>
          <table:table-cell office:value-type="float" office:value="388" table:style-name="ce1">
            <text:p>388</text:p>
          </table:table-cell>
          <table:table-cell office:value-type="float" office:value="392" table:style-name="ce1">
            <text:p>392</text:p>
          </table:table-cell>
          <table:table-cell office:value-type="float" office:value="396" table:style-name="ce1">
            <text:p>396</text:p>
          </table:table-cell>
          <table:table-cell office:value-type="float" office:value="400" table:style-name="ce1">
            <text:p>400</text:p>
          </table:table-cell>
          <table:table-cell office:value-type="float" office:value="404" table:style-name="ce1">
            <text:p>404</text:p>
          </table:table-cell>
          <table:table-cell office:value-type="float" office:value="408" table:style-name="ce1">
            <text:p>408</text:p>
          </table:table-cell>
          <table:table-cell office:value-type="float" office:value="412" table:style-name="ce1">
            <text:p>412</text:p>
          </table:table-cell>
          <table:table-cell office:value-type="float" office:value="416" table:style-name="ce1">
            <text:p>416</text:p>
          </table:table-cell>
          <table:table-cell office:value-type="float" office:value="420" table:style-name="ce1">
            <text:p>420</text:p>
          </table:table-cell>
          <table:table-cell office:value-type="float" office:value="424" table:style-name="ce1">
            <text:p>424</text:p>
          </table:table-cell>
          <table:table-cell office:value-type="float" office:value="428" table:style-name="ce1">
            <text:p>428</text:p>
          </table:table-cell>
          <table:table-cell office:value-type="float" office:value="432" table:style-name="ce1">
            <text:p>432</text:p>
          </table:table-cell>
          <table:table-cell office:value-type="float" office:value="436" table:style-name="ce1">
            <text:p>436</text:p>
          </table:table-cell>
          <table:table-cell office:value-type="float" office:value="440" table:style-name="ce1">
            <text:p>440</text:p>
          </table:table-cell>
          <table:table-cell office:value-type="float" office:value="444" table:style-name="ce1">
            <text:p>444</text:p>
          </table:table-cell>
          <table:table-cell office:value-type="float" office:value="448" table:style-name="ce1">
            <text:p>448</text:p>
          </table:table-cell>
          <table:table-cell office:value-type="float" office:value="452" table:style-name="ce1">
            <text:p>452</text:p>
          </table:table-cell>
          <table:table-cell office:value-type="float" office:value="456" table:style-name="ce1">
            <text:p>456</text:p>
          </table:table-cell>
          <table:table-cell office:value-type="float" office:value="460" table:style-name="ce1">
            <text:p>460</text:p>
          </table:table-cell>
          <table:table-cell office:value-type="float" office:value="464" table:style-name="ce1">
            <text:p>464</text:p>
          </table:table-cell>
          <table:table-cell office:value-type="float" office:value="468" table:style-name="ce1">
            <text:p>468</text:p>
          </table:table-cell>
          <table:table-cell office:value-type="float" office:value="472" table:style-name="ce1">
            <text:p>472</text:p>
          </table:table-cell>
          <table:table-cell office:value-type="float" office:value="476" table:style-name="ce1">
            <text:p>476</text:p>
          </table:table-cell>
          <table:table-cell office:value-type="float" office:value="480" table:style-name="ce1">
            <text:p>480</text:p>
          </table:table-cell>
          <table:table-cell table:number-columns-repeated="16262"/>
        </table:table-row>
        <table:table-row table:style-name="ro1">
          <table:table-cell office:value-type="string" table:style-name="ce4">
            <text:p>Temp. [°C]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table:number-columns-repeated="16262"/>
        </table:table-row>
        <table:table-row table:style-name="ro1">
          <table:table-cell office:value-type="string" table:style-name="ce4">
            <text:p>B1</text:p>
          </table:table-cell>
          <table:table-cell office:value-type="float" office:value="15843" table:style-name="ce1">
            <text:p>15843</text:p>
          </table:table-cell>
          <table:table-cell office:value-type="float" office:value="16121" table:style-name="ce1">
            <text:p>16121</text:p>
          </table:table-cell>
          <table:table-cell office:value-type="float" office:value="15994" table:style-name="ce1">
            <text:p>15994</text:p>
          </table:table-cell>
          <table:table-cell office:value-type="float" office:value="15915" table:style-name="ce1">
            <text:p>15915</text:p>
          </table:table-cell>
          <table:table-cell office:value-type="float" office:value="16005" table:style-name="ce1">
            <text:p>16005</text:p>
          </table:table-cell>
          <table:table-cell office:value-type="float" office:value="15949" table:style-name="ce1">
            <text:p>15949</text:p>
          </table:table-cell>
          <table:table-cell office:value-type="float" office:value="15839" table:style-name="ce1">
            <text:p>15839</text:p>
          </table:table-cell>
          <table:table-cell office:value-type="float" office:value="15880" table:style-name="ce1">
            <text:p>15880</text:p>
          </table:table-cell>
          <table:table-cell office:value-type="float" office:value="15829" table:style-name="ce1">
            <text:p>15829</text:p>
          </table:table-cell>
          <table:table-cell office:value-type="float" office:value="15778" table:style-name="ce1">
            <text:p>15778</text:p>
          </table:table-cell>
          <table:table-cell office:value-type="float" office:value="15820" table:style-name="ce1">
            <text:p>15820</text:p>
          </table:table-cell>
          <table:table-cell office:value-type="float" office:value="15922" table:style-name="ce1">
            <text:p>15922</text:p>
          </table:table-cell>
          <table:table-cell office:value-type="float" office:value="15868" table:style-name="ce1">
            <text:p>15868</text:p>
          </table:table-cell>
          <table:table-cell office:value-type="float" office:value="15883" table:style-name="ce1">
            <text:p>15883</text:p>
          </table:table-cell>
          <table:table-cell office:value-type="float" office:value="16050" table:style-name="ce1">
            <text:p>16050</text:p>
          </table:table-cell>
          <table:table-cell office:value-type="float" office:value="16160" table:style-name="ce1">
            <text:p>16160</text:p>
          </table:table-cell>
          <table:table-cell office:value-type="float" office:value="16117" table:style-name="ce1">
            <text:p>16117</text:p>
          </table:table-cell>
          <table:table-cell office:value-type="float" office:value="16195" table:style-name="ce1">
            <text:p>16195</text:p>
          </table:table-cell>
          <table:table-cell office:value-type="float" office:value="16215" table:style-name="ce1">
            <text:p>16215</text:p>
          </table:table-cell>
          <table:table-cell office:value-type="float" office:value="16315" table:style-name="ce1">
            <text:p>16315</text:p>
          </table:table-cell>
          <table:table-cell office:value-type="float" office:value="16353" table:style-name="ce1">
            <text:p>16353</text:p>
          </table:table-cell>
          <table:table-cell office:value-type="float" office:value="16196" table:style-name="ce1">
            <text:p>16196</text:p>
          </table:table-cell>
          <table:table-cell office:value-type="float" office:value="16430" table:style-name="ce1">
            <text:p>16430</text:p>
          </table:table-cell>
          <table:table-cell office:value-type="float" office:value="16500" table:style-name="ce1">
            <text:p>16500</text:p>
          </table:table-cell>
          <table:table-cell office:value-type="float" office:value="16601" table:style-name="ce1">
            <text:p>16601</text:p>
          </table:table-cell>
          <table:table-cell office:value-type="float" office:value="16656" table:style-name="ce1">
            <text:p>16656</text:p>
          </table:table-cell>
          <table:table-cell office:value-type="float" office:value="16595" table:style-name="ce1">
            <text:p>16595</text:p>
          </table:table-cell>
          <table:table-cell office:value-type="float" office:value="16649" table:style-name="ce1">
            <text:p>16649</text:p>
          </table:table-cell>
          <table:table-cell office:value-type="float" office:value="16772" table:style-name="ce1">
            <text:p>16772</text:p>
          </table:table-cell>
          <table:table-cell office:value-type="float" office:value="16688" table:style-name="ce1">
            <text:p>16688</text:p>
          </table:table-cell>
          <table:table-cell office:value-type="float" office:value="16858" table:style-name="ce1">
            <text:p>16858</text:p>
          </table:table-cell>
          <table:table-cell office:value-type="float" office:value="16790" table:style-name="ce1">
            <text:p>16790</text:p>
          </table:table-cell>
          <table:table-cell office:value-type="float" office:value="16823" table:style-name="ce1">
            <text:p>16823</text:p>
          </table:table-cell>
          <table:table-cell office:value-type="float" office:value="16737" table:style-name="ce1">
            <text:p>16737</text:p>
          </table:table-cell>
          <table:table-cell office:value-type="float" office:value="16761" table:style-name="ce1">
            <text:p>16761</text:p>
          </table:table-cell>
          <table:table-cell office:value-type="float" office:value="16780" table:style-name="ce1">
            <text:p>16780</text:p>
          </table:table-cell>
          <table:table-cell office:value-type="float" office:value="16934" table:style-name="ce1">
            <text:p>16934</text:p>
          </table:table-cell>
          <table:table-cell office:value-type="float" office:value="16772" table:style-name="ce1">
            <text:p>16772</text:p>
          </table:table-cell>
          <table:table-cell office:value-type="float" office:value="16885" table:style-name="ce1">
            <text:p>16885</text:p>
          </table:table-cell>
          <table:table-cell office:value-type="float" office:value="16953" table:style-name="ce1">
            <text:p>16953</text:p>
          </table:table-cell>
          <table:table-cell office:value-type="float" office:value="16940" table:style-name="ce1">
            <text:p>16940</text:p>
          </table:table-cell>
          <table:table-cell office:value-type="float" office:value="16870" table:style-name="ce1">
            <text:p>16870</text:p>
          </table:table-cell>
          <table:table-cell office:value-type="float" office:value="16930" table:style-name="ce1">
            <text:p>16930</text:p>
          </table:table-cell>
          <table:table-cell office:value-type="float" office:value="16892" table:style-name="ce1">
            <text:p>16892</text:p>
          </table:table-cell>
          <table:table-cell office:value-type="float" office:value="16832" table:style-name="ce1">
            <text:p>16832</text:p>
          </table:table-cell>
          <table:table-cell office:value-type="float" office:value="16800" table:style-name="ce1">
            <text:p>16800</text:p>
          </table:table-cell>
          <table:table-cell office:value-type="float" office:value="16886" table:style-name="ce1">
            <text:p>16886</text:p>
          </table:table-cell>
          <table:table-cell office:value-type="float" office:value="16703" table:style-name="ce1">
            <text:p>16703</text:p>
          </table:table-cell>
          <table:table-cell office:value-type="float" office:value="16833" table:style-name="ce1">
            <text:p>16833</text:p>
          </table:table-cell>
          <table:table-cell office:value-type="float" office:value="16738" table:style-name="ce1">
            <text:p>16738</text:p>
          </table:table-cell>
          <table:table-cell office:value-type="float" office:value="16738" table:style-name="ce1">
            <text:p>16738</text:p>
          </table:table-cell>
          <table:table-cell office:value-type="float" office:value="16710" table:style-name="ce1">
            <text:p>16710</text:p>
          </table:table-cell>
          <table:table-cell office:value-type="float" office:value="16801" table:style-name="ce1">
            <text:p>16801</text:p>
          </table:table-cell>
          <table:table-cell office:value-type="float" office:value="16589" table:style-name="ce1">
            <text:p>16589</text:p>
          </table:table-cell>
          <table:table-cell office:value-type="float" office:value="16660" table:style-name="ce1">
            <text:p>16660</text:p>
          </table:table-cell>
          <table:table-cell office:value-type="float" office:value="16633" table:style-name="ce1">
            <text:p>16633</text:p>
          </table:table-cell>
          <table:table-cell office:value-type="float" office:value="16659" table:style-name="ce1">
            <text:p>16659</text:p>
          </table:table-cell>
          <table:table-cell office:value-type="float" office:value="16687" table:style-name="ce1">
            <text:p>16687</text:p>
          </table:table-cell>
          <table:table-cell office:value-type="float" office:value="16663" table:style-name="ce1">
            <text:p>16663</text:p>
          </table:table-cell>
          <table:table-cell office:value-type="float" office:value="16676" table:style-name="ce1">
            <text:p>16676</text:p>
          </table:table-cell>
          <table:table-cell office:value-type="float" office:value="16726" table:style-name="ce1">
            <text:p>16726</text:p>
          </table:table-cell>
          <table:table-cell office:value-type="float" office:value="16600" table:style-name="ce1">
            <text:p>16600</text:p>
          </table:table-cell>
          <table:table-cell office:value-type="float" office:value="16617" table:style-name="ce1">
            <text:p>16617</text:p>
          </table:table-cell>
          <table:table-cell office:value-type="float" office:value="16671" table:style-name="ce1">
            <text:p>16671</text:p>
          </table:table-cell>
          <table:table-cell office:value-type="float" office:value="16562" table:style-name="ce1">
            <text:p>16562</text:p>
          </table:table-cell>
          <table:table-cell office:value-type="float" office:value="16571" table:style-name="ce1">
            <text:p>16571</text:p>
          </table:table-cell>
          <table:table-cell office:value-type="float" office:value="16671" table:style-name="ce1">
            <text:p>16671</text:p>
          </table:table-cell>
          <table:table-cell office:value-type="float" office:value="16574" table:style-name="ce1">
            <text:p>16574</text:p>
          </table:table-cell>
          <table:table-cell office:value-type="float" office:value="16595" table:style-name="ce1">
            <text:p>16595</text:p>
          </table:table-cell>
          <table:table-cell office:value-type="float" office:value="16640" table:style-name="ce1">
            <text:p>16640</text:p>
          </table:table-cell>
          <table:table-cell office:value-type="float" office:value="16622" table:style-name="ce1">
            <text:p>16622</text:p>
          </table:table-cell>
          <table:table-cell office:value-type="float" office:value="16648" table:style-name="ce1">
            <text:p>16648</text:p>
          </table:table-cell>
          <table:table-cell office:value-type="float" office:value="16512" table:style-name="ce1">
            <text:p>16512</text:p>
          </table:table-cell>
          <table:table-cell office:value-type="float" office:value="16480" table:style-name="ce1">
            <text:p>16480</text:p>
          </table:table-cell>
          <table:table-cell office:value-type="float" office:value="16414" table:style-name="ce1">
            <text:p>16414</text:p>
          </table:table-cell>
          <table:table-cell office:value-type="float" office:value="16441" table:style-name="ce1">
            <text:p>16441</text:p>
          </table:table-cell>
          <table:table-cell office:value-type="float" office:value="16566" table:style-name="ce1">
            <text:p>16566</text:p>
          </table:table-cell>
          <table:table-cell office:value-type="float" office:value="16535" table:style-name="ce1">
            <text:p>16535</text:p>
          </table:table-cell>
          <table:table-cell office:value-type="float" office:value="16551" table:style-name="ce1">
            <text:p>16551</text:p>
          </table:table-cell>
          <table:table-cell office:value-type="float" office:value="16458" table:style-name="ce1">
            <text:p>16458</text:p>
          </table:table-cell>
          <table:table-cell office:value-type="float" office:value="16427" table:style-name="ce1">
            <text:p>16427</text:p>
          </table:table-cell>
          <table:table-cell office:value-type="float" office:value="16262" table:style-name="ce1">
            <text:p>16262</text:p>
          </table:table-cell>
          <table:table-cell office:value-type="float" office:value="16485" table:style-name="ce1">
            <text:p>16485</text:p>
          </table:table-cell>
          <table:table-cell office:value-type="float" office:value="16349" table:style-name="ce1">
            <text:p>16349</text:p>
          </table:table-cell>
          <table:table-cell office:value-type="float" office:value="16340" table:style-name="ce1">
            <text:p>16340</text:p>
          </table:table-cell>
          <table:table-cell office:value-type="float" office:value="16405" table:style-name="ce1">
            <text:p>16405</text:p>
          </table:table-cell>
          <table:table-cell office:value-type="float" office:value="16552" table:style-name="ce1">
            <text:p>16552</text:p>
          </table:table-cell>
          <table:table-cell office:value-type="float" office:value="16394" table:style-name="ce1">
            <text:p>16394</text:p>
          </table:table-cell>
          <table:table-cell office:value-type="float" office:value="16473" table:style-name="ce1">
            <text:p>16473</text:p>
          </table:table-cell>
          <table:table-cell office:value-type="float" office:value="16351" table:style-name="ce1">
            <text:p>16351</text:p>
          </table:table-cell>
          <table:table-cell office:value-type="float" office:value="16412" table:style-name="ce1">
            <text:p>16412</text:p>
          </table:table-cell>
          <table:table-cell office:value-type="float" office:value="16404" table:style-name="ce1">
            <text:p>16404</text:p>
          </table:table-cell>
          <table:table-cell office:value-type="float" office:value="16378" table:style-name="ce1">
            <text:p>16378</text:p>
          </table:table-cell>
          <table:table-cell office:value-type="float" office:value="16492" table:style-name="ce1">
            <text:p>16492</text:p>
          </table:table-cell>
          <table:table-cell office:value-type="float" office:value="16202" table:style-name="ce1">
            <text:p>16202</text:p>
          </table:table-cell>
          <table:table-cell office:value-type="float" office:value="16345" table:style-name="ce1">
            <text:p>16345</text:p>
          </table:table-cell>
          <table:table-cell office:value-type="float" office:value="16171" table:style-name="ce1">
            <text:p>16171</text:p>
          </table:table-cell>
          <table:table-cell office:value-type="float" office:value="16350" table:style-name="ce1">
            <text:p>16350</text:p>
          </table:table-cell>
          <table:table-cell office:value-type="float" office:value="16296" table:style-name="ce1">
            <text:p>16296</text:p>
          </table:table-cell>
          <table:table-cell office:value-type="float" office:value="16146" table:style-name="ce1">
            <text:p>16146</text:p>
          </table:table-cell>
          <table:table-cell office:value-type="float" office:value="16100" table:style-name="ce1">
            <text:p>16100</text:p>
          </table:table-cell>
          <table:table-cell office:value-type="float" office:value="16128" table:style-name="ce1">
            <text:p>16128</text:p>
          </table:table-cell>
          <table:table-cell office:value-type="float" office:value="16153" table:style-name="ce1">
            <text:p>16153</text:p>
          </table:table-cell>
          <table:table-cell office:value-type="float" office:value="16088" table:style-name="ce1">
            <text:p>16088</text:p>
          </table:table-cell>
          <table:table-cell office:value-type="float" office:value="15935" table:style-name="ce1">
            <text:p>15935</text:p>
          </table:table-cell>
          <table:table-cell office:value-type="float" office:value="16143" table:style-name="ce1">
            <text:p>16143</text:p>
          </table:table-cell>
          <table:table-cell office:value-type="float" office:value="16058" table:style-name="ce1">
            <text:p>16058</text:p>
          </table:table-cell>
          <table:table-cell office:value-type="float" office:value="16021" table:style-name="ce1">
            <text:p>16021</text:p>
          </table:table-cell>
          <table:table-cell office:value-type="float" office:value="15860" table:style-name="ce1">
            <text:p>15860</text:p>
          </table:table-cell>
          <table:table-cell office:value-type="float" office:value="15940" table:style-name="ce1">
            <text:p>15940</text:p>
          </table:table-cell>
          <table:table-cell office:value-type="float" office:value="15946" table:style-name="ce1">
            <text:p>15946</text:p>
          </table:table-cell>
          <table:table-cell office:value-type="float" office:value="15994" table:style-name="ce1">
            <text:p>15994</text:p>
          </table:table-cell>
          <table:table-cell office:value-type="float" office:value="16017" table:style-name="ce1">
            <text:p>16017</text:p>
          </table:table-cell>
          <table:table-cell office:value-type="float" office:value="15844" table:style-name="ce1">
            <text:p>15844</text:p>
          </table:table-cell>
          <table:table-cell office:value-type="float" office:value="15743" table:style-name="ce1">
            <text:p>15743</text:p>
          </table:table-cell>
          <table:table-cell office:value-type="float" office:value="15720" table:style-name="ce1">
            <text:p>15720</text:p>
          </table:table-cell>
          <table:table-cell office:value-type="float" office:value="15791" table:style-name="ce1">
            <text:p>15791</text:p>
          </table:table-cell>
          <table:table-cell office:value-type="float" office:value="15715" table:style-name="ce1">
            <text:p>15715</text:p>
          </table:table-cell>
          <table:table-cell office:value-type="float" office:value="15737" table:style-name="ce1">
            <text:p>15737</text:p>
          </table:table-cell>
          <table:table-cell office:value-type="float" office:value="15664" table:style-name="ce1">
            <text:p>15664</text:p>
          </table:table-cell>
          <table:table-cell office:value-type="float" office:value="15561" table:style-name="ce1">
            <text:p>15561</text:p>
          </table:table-cell>
          <table:table-cell table:number-columns-repeated="16262"/>
        </table:table-row>
        <table:table-row table:style-name="ro1">
          <table:table-cell office:value-type="string" table:style-name="ce4">
            <text:p>B2</text:p>
          </table:table-cell>
          <table:table-cell office:value-type="float" office:value="43230" table:style-name="ce1">
            <text:p>43230</text:p>
          </table:table-cell>
          <table:table-cell office:value-type="float" office:value="43479" table:style-name="ce1">
            <text:p>43479</text:p>
          </table:table-cell>
          <table:table-cell office:value-type="float" office:value="42759" table:style-name="ce1">
            <text:p>42759</text:p>
          </table:table-cell>
          <table:table-cell office:value-type="float" office:value="42159" table:style-name="ce1">
            <text:p>42159</text:p>
          </table:table-cell>
          <table:table-cell office:value-type="float" office:value="42094" table:style-name="ce1">
            <text:p>42094</text:p>
          </table:table-cell>
          <table:table-cell office:value-type="float" office:value="41388" table:style-name="ce1">
            <text:p>41388</text:p>
          </table:table-cell>
          <table:table-cell office:value-type="float" office:value="41435" table:style-name="ce1">
            <text:p>41435</text:p>
          </table:table-cell>
          <table:table-cell office:value-type="float" office:value="41316" table:style-name="ce1">
            <text:p>41316</text:p>
          </table:table-cell>
          <table:table-cell office:value-type="float" office:value="41257" table:style-name="ce1">
            <text:p>41257</text:p>
          </table:table-cell>
          <table:table-cell office:value-type="float" office:value="40410" table:style-name="ce1">
            <text:p>40410</text:p>
          </table:table-cell>
          <table:table-cell office:value-type="float" office:value="40266" table:style-name="ce1">
            <text:p>40266</text:p>
          </table:table-cell>
          <table:table-cell office:value-type="float" office:value="40305" table:style-name="ce1">
            <text:p>40305</text:p>
          </table:table-cell>
          <table:table-cell office:value-type="float" office:value="40206" table:style-name="ce1">
            <text:p>40206</text:p>
          </table:table-cell>
          <table:table-cell office:value-type="float" office:value="40005" table:style-name="ce1">
            <text:p>40005</text:p>
          </table:table-cell>
          <table:table-cell office:value-type="float" office:value="39976" table:style-name="ce1">
            <text:p>39976</text:p>
          </table:table-cell>
          <table:table-cell office:value-type="float" office:value="40256" table:style-name="ce1">
            <text:p>40256</text:p>
          </table:table-cell>
          <table:table-cell office:value-type="float" office:value="40087" table:style-name="ce1">
            <text:p>40087</text:p>
          </table:table-cell>
          <table:table-cell office:value-type="float" office:value="40132" table:style-name="ce1">
            <text:p>40132</text:p>
          </table:table-cell>
          <table:table-cell office:value-type="float" office:value="40115" table:style-name="ce1">
            <text:p>40115</text:p>
          </table:table-cell>
          <table:table-cell office:value-type="float" office:value="39811" table:style-name="ce1">
            <text:p>39811</text:p>
          </table:table-cell>
          <table:table-cell office:value-type="float" office:value="39971" table:style-name="ce1">
            <text:p>39971</text:p>
          </table:table-cell>
          <table:table-cell office:value-type="float" office:value="39493" table:style-name="ce1">
            <text:p>39493</text:p>
          </table:table-cell>
          <table:table-cell office:value-type="float" office:value="39522" table:style-name="ce1">
            <text:p>39522</text:p>
          </table:table-cell>
          <table:table-cell office:value-type="float" office:value="39595" table:style-name="ce1">
            <text:p>39595</text:p>
          </table:table-cell>
          <table:table-cell office:value-type="float" office:value="39378" table:style-name="ce1">
            <text:p>39378</text:p>
          </table:table-cell>
          <table:table-cell office:value-type="float" office:value="39179" table:style-name="ce1">
            <text:p>39179</text:p>
          </table:table-cell>
          <table:table-cell office:value-type="float" office:value="39264" table:style-name="ce1">
            <text:p>39264</text:p>
          </table:table-cell>
          <table:table-cell office:value-type="float" office:value="39225" table:style-name="ce1">
            <text:p>39225</text:p>
          </table:table-cell>
          <table:table-cell office:value-type="float" office:value="38910" table:style-name="ce1">
            <text:p>38910</text:p>
          </table:table-cell>
          <table:table-cell office:value-type="float" office:value="38897" table:style-name="ce1">
            <text:p>38897</text:p>
          </table:table-cell>
          <table:table-cell office:value-type="float" office:value="38922" table:style-name="ce1">
            <text:p>38922</text:p>
          </table:table-cell>
          <table:table-cell office:value-type="float" office:value="38835" table:style-name="ce1">
            <text:p>38835</text:p>
          </table:table-cell>
          <table:table-cell office:value-type="float" office:value="38502" table:style-name="ce1">
            <text:p>38502</text:p>
          </table:table-cell>
          <table:table-cell office:value-type="float" office:value="38345" table:style-name="ce1">
            <text:p>38345</text:p>
          </table:table-cell>
          <table:table-cell office:value-type="float" office:value="38247" table:style-name="ce1">
            <text:p>38247</text:p>
          </table:table-cell>
          <table:table-cell office:value-type="float" office:value="37849" table:style-name="ce1">
            <text:p>37849</text:p>
          </table:table-cell>
          <table:table-cell office:value-type="float" office:value="37758" table:style-name="ce1">
            <text:p>37758</text:p>
          </table:table-cell>
          <table:table-cell office:value-type="float" office:value="37352" table:style-name="ce1">
            <text:p>37352</text:p>
          </table:table-cell>
          <table:table-cell office:value-type="float" office:value="37013" table:style-name="ce1">
            <text:p>37013</text:p>
          </table:table-cell>
          <table:table-cell office:value-type="float" office:value="37319" table:style-name="ce1">
            <text:p>37319</text:p>
          </table:table-cell>
          <table:table-cell office:value-type="float" office:value="37117" table:style-name="ce1">
            <text:p>37117</text:p>
          </table:table-cell>
          <table:table-cell office:value-type="float" office:value="37029" table:style-name="ce1">
            <text:p>37029</text:p>
          </table:table-cell>
          <table:table-cell office:value-type="float" office:value="36569" table:style-name="ce1">
            <text:p>36569</text:p>
          </table:table-cell>
          <table:table-cell office:value-type="float" office:value="36214" table:style-name="ce1">
            <text:p>36214</text:p>
          </table:table-cell>
          <table:table-cell office:value-type="float" office:value="36143" table:style-name="ce1">
            <text:p>36143</text:p>
          </table:table-cell>
          <table:table-cell office:value-type="float" office:value="36178" table:style-name="ce1">
            <text:p>36178</text:p>
          </table:table-cell>
          <table:table-cell office:value-type="float" office:value="36140" table:style-name="ce1">
            <text:p>36140</text:p>
          </table:table-cell>
          <table:table-cell office:value-type="float" office:value="35458" table:style-name="ce1">
            <text:p>35458</text:p>
          </table:table-cell>
          <table:table-cell office:value-type="float" office:value="35443" table:style-name="ce1">
            <text:p>35443</text:p>
          </table:table-cell>
          <table:table-cell office:value-type="float" office:value="35437" table:style-name="ce1">
            <text:p>35437</text:p>
          </table:table-cell>
          <table:table-cell office:value-type="float" office:value="35356" table:style-name="ce1">
            <text:p>35356</text:p>
          </table:table-cell>
          <table:table-cell office:value-type="float" office:value="35062" table:style-name="ce1">
            <text:p>35062</text:p>
          </table:table-cell>
          <table:table-cell office:value-type="float" office:value="34575" table:style-name="ce1">
            <text:p>34575</text:p>
          </table:table-cell>
          <table:table-cell office:value-type="float" office:value="34411" table:style-name="ce1">
            <text:p>34411</text:p>
          </table:table-cell>
          <table:table-cell office:value-type="float" office:value="34554" table:style-name="ce1">
            <text:p>34554</text:p>
          </table:table-cell>
          <table:table-cell office:value-type="float" office:value="34136" table:style-name="ce1">
            <text:p>34136</text:p>
          </table:table-cell>
          <table:table-cell office:value-type="float" office:value="34194" table:style-name="ce1">
            <text:p>34194</text:p>
          </table:table-cell>
          <table:table-cell office:value-type="float" office:value="34352" table:style-name="ce1">
            <text:p>34352</text:p>
          </table:table-cell>
          <table:table-cell office:value-type="float" office:value="33900" table:style-name="ce1">
            <text:p>33900</text:p>
          </table:table-cell>
          <table:table-cell office:value-type="float" office:value="33784" table:style-name="ce1">
            <text:p>33784</text:p>
          </table:table-cell>
          <table:table-cell office:value-type="float" office:value="33694" table:style-name="ce1">
            <text:p>33694</text:p>
          </table:table-cell>
          <table:table-cell office:value-type="float" office:value="33382" table:style-name="ce1">
            <text:p>33382</text:p>
          </table:table-cell>
          <table:table-cell office:value-type="float" office:value="33292" table:style-name="ce1">
            <text:p>33292</text:p>
          </table:table-cell>
          <table:table-cell office:value-type="float" office:value="33371" table:style-name="ce1">
            <text:p>33371</text:p>
          </table:table-cell>
          <table:table-cell office:value-type="float" office:value="32902" table:style-name="ce1">
            <text:p>32902</text:p>
          </table:table-cell>
          <table:table-cell office:value-type="float" office:value="32911" table:style-name="ce1">
            <text:p>32911</text:p>
          </table:table-cell>
          <table:table-cell office:value-type="float" office:value="32870" table:style-name="ce1">
            <text:p>32870</text:p>
          </table:table-cell>
          <table:table-cell office:value-type="float" office:value="32712" table:style-name="ce1">
            <text:p>32712</text:p>
          </table:table-cell>
          <table:table-cell office:value-type="float" office:value="32577" table:style-name="ce1">
            <text:p>32577</text:p>
          </table:table-cell>
          <table:table-cell office:value-type="float" office:value="32628" table:style-name="ce1">
            <text:p>32628</text:p>
          </table:table-cell>
          <table:table-cell office:value-type="float" office:value="32473" table:style-name="ce1">
            <text:p>32473</text:p>
          </table:table-cell>
          <table:table-cell office:value-type="float" office:value="32164" table:style-name="ce1">
            <text:p>32164</text:p>
          </table:table-cell>
          <table:table-cell office:value-type="float" office:value="31683" table:style-name="ce1">
            <text:p>31683</text:p>
          </table:table-cell>
          <table:table-cell office:value-type="float" office:value="31594" table:style-name="ce1">
            <text:p>31594</text:p>
          </table:table-cell>
          <table:table-cell office:value-type="float" office:value="31396" table:style-name="ce1">
            <text:p>31396</text:p>
          </table:table-cell>
          <table:table-cell office:value-type="float" office:value="31650" table:style-name="ce1">
            <text:p>31650</text:p>
          </table:table-cell>
          <table:table-cell office:value-type="float" office:value="31506" table:style-name="ce1">
            <text:p>31506</text:p>
          </table:table-cell>
          <table:table-cell office:value-type="float" office:value="31315" table:style-name="ce1">
            <text:p>31315</text:p>
          </table:table-cell>
          <table:table-cell office:value-type="float" office:value="31136" table:style-name="ce1">
            <text:p>31136</text:p>
          </table:table-cell>
          <table:table-cell office:value-type="float" office:value="30950" table:style-name="ce1">
            <text:p>30950</text:p>
          </table:table-cell>
          <table:table-cell office:value-type="float" office:value="30768" table:style-name="ce1">
            <text:p>30768</text:p>
          </table:table-cell>
          <table:table-cell office:value-type="float" office:value="30624" table:style-name="ce1">
            <text:p>30624</text:p>
          </table:table-cell>
          <table:table-cell office:value-type="float" office:value="30483" table:style-name="ce1">
            <text:p>30483</text:p>
          </table:table-cell>
          <table:table-cell office:value-type="float" office:value="30186" table:style-name="ce1">
            <text:p>30186</text:p>
          </table:table-cell>
          <table:table-cell office:value-type="float" office:value="30176" table:style-name="ce1">
            <text:p>30176</text:p>
          </table:table-cell>
          <table:table-cell office:value-type="float" office:value="30274" table:style-name="ce1">
            <text:p>30274</text:p>
          </table:table-cell>
          <table:table-cell office:value-type="float" office:value="30333" table:style-name="ce1">
            <text:p>30333</text:p>
          </table:table-cell>
          <table:table-cell office:value-type="float" office:value="30059" table:style-name="ce1">
            <text:p>30059</text:p>
          </table:table-cell>
          <table:table-cell office:value-type="float" office:value="29749" table:style-name="ce1">
            <text:p>29749</text:p>
          </table:table-cell>
          <table:table-cell office:value-type="float" office:value="29797" table:style-name="ce1">
            <text:p>29797</text:p>
          </table:table-cell>
          <table:table-cell office:value-type="float" office:value="29636" table:style-name="ce1">
            <text:p>29636</text:p>
          </table:table-cell>
          <table:table-cell office:value-type="float" office:value="29540" table:style-name="ce1">
            <text:p>29540</text:p>
          </table:table-cell>
          <table:table-cell office:value-type="float" office:value="29242" table:style-name="ce1">
            <text:p>29242</text:p>
          </table:table-cell>
          <table:table-cell office:value-type="float" office:value="29379" table:style-name="ce1">
            <text:p>29379</text:p>
          </table:table-cell>
          <table:table-cell office:value-type="float" office:value="28970" table:style-name="ce1">
            <text:p>28970</text:p>
          </table:table-cell>
          <table:table-cell office:value-type="float" office:value="29047" table:style-name="ce1">
            <text:p>29047</text:p>
          </table:table-cell>
          <table:table-cell office:value-type="float" office:value="28723" table:style-name="ce1">
            <text:p>28723</text:p>
          </table:table-cell>
          <table:table-cell office:value-type="float" office:value="28666" table:style-name="ce1">
            <text:p>28666</text:p>
          </table:table-cell>
          <table:table-cell office:value-type="float" office:value="28637" table:style-name="ce1">
            <text:p>28637</text:p>
          </table:table-cell>
          <table:table-cell office:value-type="float" office:value="28350" table:style-name="ce1">
            <text:p>28350</text:p>
          </table:table-cell>
          <table:table-cell office:value-type="float" office:value="28113" table:style-name="ce1">
            <text:p>28113</text:p>
          </table:table-cell>
          <table:table-cell office:value-type="float" office:value="27892" table:style-name="ce1">
            <text:p>27892</text:p>
          </table:table-cell>
          <table:table-cell office:value-type="float" office:value="28003" table:style-name="ce1">
            <text:p>28003</text:p>
          </table:table-cell>
          <table:table-cell office:value-type="float" office:value="27866" table:style-name="ce1">
            <text:p>27866</text:p>
          </table:table-cell>
          <table:table-cell office:value-type="float" office:value="27456" table:style-name="ce1">
            <text:p>27456</text:p>
          </table:table-cell>
          <table:table-cell office:value-type="float" office:value="27568" table:style-name="ce1">
            <text:p>27568</text:p>
          </table:table-cell>
          <table:table-cell office:value-type="float" office:value="27427" table:style-name="ce1">
            <text:p>27427</text:p>
          </table:table-cell>
          <table:table-cell office:value-type="float" office:value="27212" table:style-name="ce1">
            <text:p>27212</text:p>
          </table:table-cell>
          <table:table-cell office:value-type="float" office:value="26882" table:style-name="ce1">
            <text:p>26882</text:p>
          </table:table-cell>
          <table:table-cell office:value-type="float" office:value="26967" table:style-name="ce1">
            <text:p>26967</text:p>
          </table:table-cell>
          <table:table-cell office:value-type="float" office:value="26812" table:style-name="ce1">
            <text:p>26812</text:p>
          </table:table-cell>
          <table:table-cell office:value-type="float" office:value="26779" table:style-name="ce1">
            <text:p>26779</text:p>
          </table:table-cell>
          <table:table-cell office:value-type="float" office:value="26732" table:style-name="ce1">
            <text:p>26732</text:p>
          </table:table-cell>
          <table:table-cell office:value-type="float" office:value="26471" table:style-name="ce1">
            <text:p>26471</text:p>
          </table:table-cell>
          <table:table-cell office:value-type="float" office:value="26164" table:style-name="ce1">
            <text:p>26164</text:p>
          </table:table-cell>
          <table:table-cell office:value-type="float" office:value="26142" table:style-name="ce1">
            <text:p>26142</text:p>
          </table:table-cell>
          <table:table-cell office:value-type="float" office:value="25936" table:style-name="ce1">
            <text:p>25936</text:p>
          </table:table-cell>
          <table:table-cell office:value-type="float" office:value="25815" table:style-name="ce1">
            <text:p>25815</text:p>
          </table:table-cell>
          <table:table-cell office:value-type="float" office:value="25733" table:style-name="ce1">
            <text:p>25733</text:p>
          </table:table-cell>
          <table:table-cell office:value-type="float" office:value="25628" table:style-name="ce1">
            <text:p>25628</text:p>
          </table:table-cell>
          <table:table-cell office:value-type="float" office:value="25277" table:style-name="ce1">
            <text:p>25277</text:p>
          </table:table-cell>
          <table:table-cell table:number-columns-repeated="16262"/>
        </table:table-row>
        <table:table-row table:style-name="ro1">
          <table:table-cell office:value-type="string" table:style-name="ce4">
            <text:p>B3</text:p>
          </table:table-cell>
          <table:table-cell office:value-type="float" office:value="22949" table:style-name="ce1">
            <text:p>22949</text:p>
          </table:table-cell>
          <table:table-cell office:value-type="float" office:value="22902" table:style-name="ce1">
            <text:p>22902</text:p>
          </table:table-cell>
          <table:table-cell office:value-type="float" office:value="22420" table:style-name="ce1">
            <text:p>22420</text:p>
          </table:table-cell>
          <table:table-cell office:value-type="float" office:value="22091" table:style-name="ce1">
            <text:p>22091</text:p>
          </table:table-cell>
          <table:table-cell office:value-type="float" office:value="21946" table:style-name="ce1">
            <text:p>21946</text:p>
          </table:table-cell>
          <table:table-cell office:value-type="float" office:value="21462" table:style-name="ce1">
            <text:p>21462</text:p>
          </table:table-cell>
          <table:table-cell office:value-type="float" office:value="21452" table:style-name="ce1">
            <text:p>21452</text:p>
          </table:table-cell>
          <table:table-cell office:value-type="float" office:value="21425" table:style-name="ce1">
            <text:p>21425</text:p>
          </table:table-cell>
          <table:table-cell office:value-type="float" office:value="21157" table:style-name="ce1">
            <text:p>21157</text:p>
          </table:table-cell>
          <table:table-cell office:value-type="float" office:value="20822" table:style-name="ce1">
            <text:p>20822</text:p>
          </table:table-cell>
          <table:table-cell office:value-type="float" office:value="20835" table:style-name="ce1">
            <text:p>20835</text:p>
          </table:table-cell>
          <table:table-cell office:value-type="float" office:value="20660" table:style-name="ce1">
            <text:p>20660</text:p>
          </table:table-cell>
          <table:table-cell office:value-type="float" office:value="20733" table:style-name="ce1">
            <text:p>20733</text:p>
          </table:table-cell>
          <table:table-cell office:value-type="float" office:value="20739" table:style-name="ce1">
            <text:p>20739</text:p>
          </table:table-cell>
          <table:table-cell office:value-type="float" office:value="20709" table:style-name="ce1">
            <text:p>20709</text:p>
          </table:table-cell>
          <table:table-cell office:value-type="float" office:value="20778" table:style-name="ce1">
            <text:p>20778</text:p>
          </table:table-cell>
          <table:table-cell office:value-type="float" office:value="20664" table:style-name="ce1">
            <text:p>20664</text:p>
          </table:table-cell>
          <table:table-cell office:value-type="float" office:value="20618" table:style-name="ce1">
            <text:p>20618</text:p>
          </table:table-cell>
          <table:table-cell office:value-type="float" office:value="20694" table:style-name="ce1">
            <text:p>20694</text:p>
          </table:table-cell>
          <table:table-cell office:value-type="float" office:value="20489" table:style-name="ce1">
            <text:p>20489</text:p>
          </table:table-cell>
          <table:table-cell office:value-type="float" office:value="20596" table:style-name="ce1">
            <text:p>20596</text:p>
          </table:table-cell>
          <table:table-cell office:value-type="float" office:value="20214" table:style-name="ce1">
            <text:p>20214</text:p>
          </table:table-cell>
          <table:table-cell office:value-type="float" office:value="20304" table:style-name="ce1">
            <text:p>20304</text:p>
          </table:table-cell>
          <table:table-cell office:value-type="float" office:value="20187" table:style-name="ce1">
            <text:p>20187</text:p>
          </table:table-cell>
          <table:table-cell office:value-type="float" office:value="20167" table:style-name="ce1">
            <text:p>20167</text:p>
          </table:table-cell>
          <table:table-cell office:value-type="float" office:value="20071" table:style-name="ce1">
            <text:p>20071</text:p>
          </table:table-cell>
          <table:table-cell office:value-type="float" office:value="20045" table:style-name="ce1">
            <text:p>20045</text:p>
          </table:table-cell>
          <table:table-cell office:value-type="float" office:value="19948" table:style-name="ce1">
            <text:p>19948</text:p>
          </table:table-cell>
          <table:table-cell office:value-type="float" office:value="19961" table:style-name="ce1">
            <text:p>19961</text:p>
          </table:table-cell>
          <table:table-cell office:value-type="float" office:value="19843" table:style-name="ce1">
            <text:p>19843</text:p>
          </table:table-cell>
          <table:table-cell office:value-type="float" office:value="20035" table:style-name="ce1">
            <text:p>20035</text:p>
          </table:table-cell>
          <table:table-cell office:value-type="float" office:value="19842" table:style-name="ce1">
            <text:p>19842</text:p>
          </table:table-cell>
          <table:table-cell office:value-type="float" office:value="19760" table:style-name="ce1">
            <text:p>19760</text:p>
          </table:table-cell>
          <table:table-cell office:value-type="float" office:value="19578" table:style-name="ce1">
            <text:p>19578</text:p>
          </table:table-cell>
          <table:table-cell office:value-type="float" office:value="19530" table:style-name="ce1">
            <text:p>19530</text:p>
          </table:table-cell>
          <table:table-cell office:value-type="float" office:value="19563" table:style-name="ce1">
            <text:p>19563</text:p>
          </table:table-cell>
          <table:table-cell office:value-type="float" office:value="19472" table:style-name="ce1">
            <text:p>19472</text:p>
          </table:table-cell>
          <table:table-cell office:value-type="float" office:value="19223" table:style-name="ce1">
            <text:p>19223</text:p>
          </table:table-cell>
          <table:table-cell office:value-type="float" office:value="19112" table:style-name="ce1">
            <text:p>19112</text:p>
          </table:table-cell>
          <table:table-cell office:value-type="float" office:value="19201" table:style-name="ce1">
            <text:p>19201</text:p>
          </table:table-cell>
          <table:table-cell office:value-type="float" office:value="19129" table:style-name="ce1">
            <text:p>19129</text:p>
          </table:table-cell>
          <table:table-cell office:value-type="float" office:value="18981" table:style-name="ce1">
            <text:p>18981</text:p>
          </table:table-cell>
          <table:table-cell office:value-type="float" office:value="18938" table:style-name="ce1">
            <text:p>18938</text:p>
          </table:table-cell>
          <table:table-cell office:value-type="float" office:value="18807" table:style-name="ce1">
            <text:p>18807</text:p>
          </table:table-cell>
          <table:table-cell office:value-type="float" office:value="18837" table:style-name="ce1">
            <text:p>18837</text:p>
          </table:table-cell>
          <table:table-cell office:value-type="float" office:value="18845" table:style-name="ce1">
            <text:p>18845</text:p>
          </table:table-cell>
          <table:table-cell office:value-type="float" office:value="18797" table:style-name="ce1">
            <text:p>18797</text:p>
          </table:table-cell>
          <table:table-cell office:value-type="float" office:value="18623" table:style-name="ce1">
            <text:p>18623</text:p>
          </table:table-cell>
          <table:table-cell office:value-type="float" office:value="18629" table:style-name="ce1">
            <text:p>18629</text:p>
          </table:table-cell>
          <table:table-cell office:value-type="float" office:value="18572" table:style-name="ce1">
            <text:p>18572</text:p>
          </table:table-cell>
          <table:table-cell office:value-type="float" office:value="18611" table:style-name="ce1">
            <text:p>18611</text:p>
          </table:table-cell>
          <table:table-cell office:value-type="float" office:value="18549" table:style-name="ce1">
            <text:p>18549</text:p>
          </table:table-cell>
          <table:table-cell office:value-type="float" office:value="18562" table:style-name="ce1">
            <text:p>18562</text:p>
          </table:table-cell>
          <table:table-cell office:value-type="float" office:value="18353" table:style-name="ce1">
            <text:p>18353</text:p>
          </table:table-cell>
          <table:table-cell office:value-type="float" office:value="18386" table:style-name="ce1">
            <text:p>18386</text:p>
          </table:table-cell>
          <table:table-cell office:value-type="float" office:value="18335" table:style-name="ce1">
            <text:p>18335</text:p>
          </table:table-cell>
          <table:table-cell office:value-type="float" office:value="18192" table:style-name="ce1">
            <text:p>18192</text:p>
          </table:table-cell>
          <table:table-cell office:value-type="float" office:value="18322" table:style-name="ce1">
            <text:p>18322</text:p>
          </table:table-cell>
          <table:table-cell office:value-type="float" office:value="18110" table:style-name="ce1">
            <text:p>18110</text:p>
          </table:table-cell>
          <table:table-cell office:value-type="float" office:value="18185" table:style-name="ce1">
            <text:p>18185</text:p>
          </table:table-cell>
          <table:table-cell office:value-type="float" office:value="18149" table:style-name="ce1">
            <text:p>18149</text:p>
          </table:table-cell>
          <table:table-cell office:value-type="float" office:value="17954" table:style-name="ce1">
            <text:p>17954</text:p>
          </table:table-cell>
          <table:table-cell office:value-type="float" office:value="18071" table:style-name="ce1">
            <text:p>18071</text:p>
          </table:table-cell>
          <table:table-cell office:value-type="float" office:value="18109" table:style-name="ce1">
            <text:p>18109</text:p>
          </table:table-cell>
          <table:table-cell office:value-type="float" office:value="17885" table:style-name="ce1">
            <text:p>17885</text:p>
          </table:table-cell>
          <table:table-cell office:value-type="float" office:value="17867" table:style-name="ce1">
            <text:p>17867</text:p>
          </table:table-cell>
          <table:table-cell office:value-type="float" office:value="17911" table:style-name="ce1">
            <text:p>17911</text:p>
          </table:table-cell>
          <table:table-cell office:value-type="float" office:value="17848" table:style-name="ce1">
            <text:p>17848</text:p>
          </table:table-cell>
          <table:table-cell office:value-type="float" office:value="17798" table:style-name="ce1">
            <text:p>17798</text:p>
          </table:table-cell>
          <table:table-cell office:value-type="float" office:value="17958" table:style-name="ce1">
            <text:p>17958</text:p>
          </table:table-cell>
          <table:table-cell office:value-type="float" office:value="17776" table:style-name="ce1">
            <text:p>17776</text:p>
          </table:table-cell>
          <table:table-cell office:value-type="float" office:value="17635" table:style-name="ce1">
            <text:p>17635</text:p>
          </table:table-cell>
          <table:table-cell office:value-type="float" office:value="17466" table:style-name="ce1">
            <text:p>17466</text:p>
          </table:table-cell>
          <table:table-cell office:value-type="float" office:value="17475" table:style-name="ce1">
            <text:p>17475</text:p>
          </table:table-cell>
          <table:table-cell office:value-type="float" office:value="17436" table:style-name="ce1">
            <text:p>17436</text:p>
          </table:table-cell>
          <table:table-cell office:value-type="float" office:value="17567" table:style-name="ce1">
            <text:p>17567</text:p>
          </table:table-cell>
          <table:table-cell office:value-type="float" office:value="17550" table:style-name="ce1">
            <text:p>17550</text:p>
          </table:table-cell>
          <table:table-cell office:value-type="float" office:value="17632" table:style-name="ce1">
            <text:p>17632</text:p>
          </table:table-cell>
          <table:table-cell office:value-type="float" office:value="17526" table:style-name="ce1">
            <text:p>17526</text:p>
          </table:table-cell>
          <table:table-cell office:value-type="float" office:value="17370" table:style-name="ce1">
            <text:p>17370</text:p>
          </table:table-cell>
          <table:table-cell office:value-type="float" office:value="17267" table:style-name="ce1">
            <text:p>17267</text:p>
          </table:table-cell>
          <table:table-cell office:value-type="float" office:value="17209" table:style-name="ce1">
            <text:p>17209</text:p>
          </table:table-cell>
          <table:table-cell office:value-type="float" office:value="17319" table:style-name="ce1">
            <text:p>17319</text:p>
          </table:table-cell>
          <table:table-cell office:value-type="float" office:value="17300" table:style-name="ce1">
            <text:p>17300</text:p>
          </table:table-cell>
          <table:table-cell office:value-type="float" office:value="17207" table:style-name="ce1">
            <text:p>17207</text:p>
          </table:table-cell>
          <table:table-cell office:value-type="float" office:value="17179" table:style-name="ce1">
            <text:p>17179</text:p>
          </table:table-cell>
          <table:table-cell office:value-type="float" office:value="17448" table:style-name="ce1">
            <text:p>17448</text:p>
          </table:table-cell>
          <table:table-cell office:value-type="float" office:value="17113" table:style-name="ce1">
            <text:p>17113</text:p>
          </table:table-cell>
          <table:table-cell office:value-type="float" office:value="17257" table:style-name="ce1">
            <text:p>17257</text:p>
          </table:table-cell>
          <table:table-cell office:value-type="float" office:value="17111" table:style-name="ce1">
            <text:p>17111</text:p>
          </table:table-cell>
          <table:table-cell office:value-type="float" office:value="17107" table:style-name="ce1">
            <text:p>17107</text:p>
          </table:table-cell>
          <table:table-cell office:value-type="float" office:value="17033" table:style-name="ce1">
            <text:p>17033</text:p>
          </table:table-cell>
          <table:table-cell office:value-type="float" office:value="17014" table:style-name="ce1">
            <text:p>17014</text:p>
          </table:table-cell>
          <table:table-cell office:value-type="float" office:value="17070" table:style-name="ce1">
            <text:p>17070</text:p>
          </table:table-cell>
          <table:table-cell office:value-type="float" office:value="17015" table:style-name="ce1">
            <text:p>17015</text:p>
          </table:table-cell>
          <table:table-cell office:value-type="float" office:value="16983" table:style-name="ce1">
            <text:p>16983</text:p>
          </table:table-cell>
          <table:table-cell office:value-type="float" office:value="16819" table:style-name="ce1">
            <text:p>16819</text:p>
          </table:table-cell>
          <table:table-cell office:value-type="float" office:value="16948" table:style-name="ce1">
            <text:p>16948</text:p>
          </table:table-cell>
          <table:table-cell office:value-type="float" office:value="16966" table:style-name="ce1">
            <text:p>16966</text:p>
          </table:table-cell>
          <table:table-cell office:value-type="float" office:value="16666" table:style-name="ce1">
            <text:p>16666</text:p>
          </table:table-cell>
          <table:table-cell office:value-type="float" office:value="16596" table:style-name="ce1">
            <text:p>16596</text:p>
          </table:table-cell>
          <table:table-cell office:value-type="float" office:value="16624" table:style-name="ce1">
            <text:p>16624</text:p>
          </table:table-cell>
          <table:table-cell office:value-type="float" office:value="16684" table:style-name="ce1">
            <text:p>16684</text:p>
          </table:table-cell>
          <table:table-cell office:value-type="float" office:value="16577" table:style-name="ce1">
            <text:p>16577</text:p>
          </table:table-cell>
          <table:table-cell office:value-type="float" office:value="16375" table:style-name="ce1">
            <text:p>16375</text:p>
          </table:table-cell>
          <table:table-cell office:value-type="float" office:value="16466" table:style-name="ce1">
            <text:p>16466</text:p>
          </table:table-cell>
          <table:table-cell office:value-type="float" office:value="16361" table:style-name="ce1">
            <text:p>16361</text:p>
          </table:table-cell>
          <table:table-cell office:value-type="float" office:value="16351" table:style-name="ce1">
            <text:p>16351</text:p>
          </table:table-cell>
          <table:table-cell office:value-type="float" office:value="16222" table:style-name="ce1">
            <text:p>16222</text:p>
          </table:table-cell>
          <table:table-cell office:value-type="float" office:value="16372" table:style-name="ce1">
            <text:p>16372</text:p>
          </table:table-cell>
          <table:table-cell office:value-type="float" office:value="16351" table:style-name="ce1">
            <text:p>16351</text:p>
          </table:table-cell>
          <table:table-cell office:value-type="float" office:value="16292" table:style-name="ce1">
            <text:p>16292</text:p>
          </table:table-cell>
          <table:table-cell office:value-type="float" office:value="16254" table:style-name="ce1">
            <text:p>16254</text:p>
          </table:table-cell>
          <table:table-cell office:value-type="float" office:value="16109" table:style-name="ce1">
            <text:p>16109</text:p>
          </table:table-cell>
          <table:table-cell office:value-type="float" office:value="15930" table:style-name="ce1">
            <text:p>15930</text:p>
          </table:table-cell>
          <table:table-cell office:value-type="float" office:value="15917" table:style-name="ce1">
            <text:p>15917</text:p>
          </table:table-cell>
          <table:table-cell office:value-type="float" office:value="15937" table:style-name="ce1">
            <text:p>15937</text:p>
          </table:table-cell>
          <table:table-cell office:value-type="float" office:value="15959" table:style-name="ce1">
            <text:p>15959</text:p>
          </table:table-cell>
          <table:table-cell office:value-type="float" office:value="15967" table:style-name="ce1">
            <text:p>15967</text:p>
          </table:table-cell>
          <table:table-cell office:value-type="float" office:value="15979" table:style-name="ce1">
            <text:p>15979</text:p>
          </table:table-cell>
          <table:table-cell office:value-type="float" office:value="15769" table:style-name="ce1">
            <text:p>15769</text:p>
          </table:table-cell>
          <table:table-cell table:number-columns-repeated="1626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Kontrolle</text:p>
          </table:table-cell>
          <table:table-cell office:value-type="float" office:value="0" table:formula="of:=([.B40]-[.$B$40])/[.$B$40]" table:style-name="ce5">
            <text:p>0</text:p>
          </table:table-cell>
          <table:table-cell office:value-type="float" office:value="1.7547181720633718E-2" table:formula="of:=([.C40]-[.$B$40])/[.$B$40]" table:style-name="ce5">
            <text:p>0,017547182</text:p>
          </table:table-cell>
          <table:table-cell office:value-type="float" office:value="9.5310231648046452E-3" table:formula="of:=([.D40]-[.$B$40])/[.$B$40]" table:style-name="ce5">
            <text:p>0,009531023</text:p>
          </table:table-cell>
          <table:table-cell office:value-type="float" office:value="4.5445938269267185E-3" table:formula="of:=([.E40]-[.$B$40])/[.$B$40]" table:style-name="ce5">
            <text:p>0,004544594</text:p>
          </table:table-cell>
          <table:table-cell office:value-type="float" office:value="1.0225336110585117E-2" table:formula="of:=([.F40]-[.$B$40])/[.$B$40]" table:style-name="ce5">
            <text:p>0,010225336</text:p>
          </table:table-cell>
          <table:table-cell office:value-type="float" office:value="6.6906520229754463E-3" table:formula="of:=([.G40]-[.$B$40])/[.$B$40]" table:style-name="ce5">
            <text:p>0,006690652</text:p>
          </table:table-cell>
          <table:table-cell office:value-type="float" office:value="-2.5247743482926214E-4" table:formula="of:=([.H40]-[.$B$40])/[.$B$40]" table:style-name="ce5">
            <text:p>-0,000252477</text:p>
          </table:table-cell>
          <table:table-cell office:value-type="float" office:value="2.3354162721706748E-3" table:formula="of:=([.I40]-[.$B$40])/[.$B$40]" table:style-name="ce5">
            <text:p>0,002335416</text:p>
          </table:table-cell>
          <table:table-cell office:value-type="float" office:value="-8.8367102190241742E-4" table:formula="of:=([.J40]-[.$B$40])/[.$B$40]" table:style-name="ce5">
            <text:p>-0,000883671</text:p>
          </table:table-cell>
          <table:table-cell office:value-type="float" office:value="-4.1027583159755094E-3" table:formula="of:=([.K40]-[.$B$40])/[.$B$40]" table:style-name="ce5">
            <text:p>-0,004102758</text:p>
          </table:table-cell>
          <table:table-cell office:value-type="float" office:value="-1.4517452502682572E-3" table:formula="of:=([.L40]-[.$B$40])/[.$B$40]" table:style-name="ce5">
            <text:p>-0,001451745</text:p>
          </table:table-cell>
          <table:table-cell office:value-type="float" office:value="4.9864293378779276E-3" table:formula="of:=([.M40]-[.$B$40])/[.$B$40]" table:style-name="ce5">
            <text:p>0,004986429</text:p>
          </table:table-cell>
          <table:table-cell office:value-type="float" office:value="1.5779839676828883E-3" table:formula="of:=([.N40]-[.$B$40])/[.$B$40]" table:style-name="ce5">
            <text:p>0,001577984</text:p>
          </table:table-cell>
          <table:table-cell office:value-type="float" office:value="2.5247743482926213E-3" table:formula="of:=([.O40]-[.$B$40])/[.$B$40]" table:style-name="ce5">
            <text:p>0,002524774</text:p>
          </table:table-cell>
          <table:table-cell office:value-type="float" office:value="1.3065707252414316E-2" table:formula="of:=([.P40]-[.$B$40])/[.$B$40]" table:style-name="ce5">
            <text:p>0,013065707</text:p>
          </table:table-cell>
          <table:table-cell office:value-type="float" office:value="2.0008836710219025E-2" table:formula="of:=([.Q40]-[.$B$40])/[.$B$40]" table:style-name="ce5">
            <text:p>0,020008837</text:p>
          </table:table-cell>
          <table:table-cell office:value-type="float" office:value="1.7294704285804458E-2" table:formula="of:=([.R40]-[.$B$40])/[.$B$40]" table:style-name="ce5">
            <text:p>0,017294704</text:p>
          </table:table-cell>
          <table:table-cell office:value-type="float" office:value="2.2218014264975067E-2" table:formula="of:=([.S40]-[.$B$40])/[.$B$40]" table:style-name="ce5">
            <text:p>0,022218014</text:p>
          </table:table-cell>
          <table:table-cell office:value-type="float" office:value="2.348040143912138E-2" table:formula="of:=([.T40]-[.$B$40])/[.$B$40]" table:style-name="ce5">
            <text:p>0,023480401</text:p>
          </table:table-cell>
          <table:table-cell office:value-type="float" office:value="2.9792337309852934E-2" table:formula="of:=([.U40]-[.$B$40])/[.$B$40]" table:style-name="ce5">
            <text:p>0,029792337</text:p>
          </table:table-cell>
          <table:table-cell office:value-type="float" office:value="3.2190872940730919E-2" table:formula="of:=([.V40]-[.$B$40])/[.$B$40]" table:style-name="ce5">
            <text:p>0,032190873</text:p>
          </table:table-cell>
          <table:table-cell office:value-type="float" office:value="2.2281133623682385E-2" table:formula="of:=([.W40]-[.$B$40])/[.$B$40]" table:style-name="ce5">
            <text:p>0,022281134</text:p>
          </table:table-cell>
          <table:table-cell office:value-type="float" office:value="3.7051063561194218E-2" table:formula="of:=([.X40]-[.$B$40])/[.$B$40]" table:style-name="ce5">
            <text:p>0,037051064</text:p>
          </table:table-cell>
          <table:table-cell office:value-type="float" office:value="4.1469418670706304E-2" table:formula="of:=([.Y40]-[.$B$40])/[.$B$40]" table:style-name="ce5">
            <text:p>0,041469419</text:p>
          </table:table-cell>
          <table:table-cell office:value-type="float" office:value="4.7844473900145172E-2" table:formula="of:=([.Z40]-[.$B$40])/[.$B$40]" table:style-name="ce5">
            <text:p>0,047844474</text:p>
          </table:table-cell>
          <table:table-cell office:value-type="float" office:value="5.1316038629047531E-2" table:formula="of:=([.AA40]-[.$B$40])/[.$B$40]" table:style-name="ce5">
            <text:p>0,051316039</text:p>
          </table:table-cell>
          <table:table-cell office:value-type="float" office:value="4.746575774790128E-2" table:formula="of:=([.AB40]-[.$B$40])/[.$B$40]" table:style-name="ce5">
            <text:p>0,047465758</text:p>
          </table:table-cell>
          <table:table-cell office:value-type="float" office:value="5.0874203118096317E-2" table:formula="of:=([.AC40]-[.$B$40])/[.$B$40]" table:style-name="ce5">
            <text:p>0,050874203</text:p>
          </table:table-cell>
          <table:table-cell office:value-type="float" office:value="5.8637884239096133E-2" table:formula="of:=([.AD40]-[.$B$40])/[.$B$40]" table:style-name="ce5">
            <text:p>0,058637884</text:p>
          </table:table-cell>
          <table:table-cell office:value-type="float" office:value="5.3335858107681627E-2" table:formula="of:=([.AE40]-[.$B$40])/[.$B$40]" table:style-name="ce5">
            <text:p>0,053335858</text:p>
          </table:table-cell>
          <table:table-cell office:value-type="float" office:value="6.4066149087925267E-2" table:formula="of:=([.AF40]-[.$B$40])/[.$B$40]" table:style-name="ce5">
            <text:p>0,064066149</text:p>
          </table:table-cell>
          <table:table-cell office:value-type="float" office:value="5.977403269582781E-2" table:formula="of:=([.AG40]-[.$B$40])/[.$B$40]" table:style-name="ce5">
            <text:p>0,059774033</text:p>
          </table:table-cell>
          <table:table-cell office:value-type="float" office:value="6.1856971533169221E-2" table:formula="of:=([.AH40]-[.$B$40])/[.$B$40]" table:style-name="ce5">
            <text:p>0,061856972</text:p>
          </table:table-cell>
          <table:table-cell office:value-type="float" office:value="5.6428706684340087E-2" table:formula="of:=([.AI40]-[.$B$40])/[.$B$40]" table:style-name="ce5">
            <text:p>0,056428707</text:p>
          </table:table-cell>
          <table:table-cell office:value-type="float" office:value="5.7943571293315663E-2" table:formula="of:=([.AJ40]-[.$B$40])/[.$B$40]" table:style-name="ce5">
            <text:p>0,057943571</text:p>
          </table:table-cell>
          <table:table-cell office:value-type="float" office:value="5.9142839108754654E-2" table:formula="of:=([.AK40]-[.$B$40])/[.$B$40]" table:style-name="ce5">
            <text:p>0,059142839</text:p>
          </table:table-cell>
          <table:table-cell office:value-type="float" office:value="6.8863220349681245E-2" table:formula="of:=([.AL40]-[.$B$40])/[.$B$40]" table:style-name="ce5">
            <text:p>0,06886322</text:p>
          </table:table-cell>
          <table:table-cell office:value-type="float" office:value="5.8637884239096133E-2" table:formula="of:=([.AM40]-[.$B$40])/[.$B$40]" table:style-name="ce5">
            <text:p>0,058637884</text:p>
          </table:table-cell>
          <table:table-cell office:value-type="float" office:value="6.5770371773022793E-2" table:formula="of:=([.AN40]-[.$B$40])/[.$B$40]" table:style-name="ce5">
            <text:p>0,065770372</text:p>
          </table:table-cell>
          <table:table-cell office:value-type="float" office:value="7.0062488165120243E-2" table:formula="of:=([.AO40]-[.$B$40])/[.$B$40]" table:style-name="ce5">
            <text:p>0,070062488</text:p>
          </table:table-cell>
          <table:table-cell office:value-type="float" office:value="6.9241936501925144E-2" table:formula="of:=([.AP40]-[.$B$40])/[.$B$40]" table:style-name="ce5">
            <text:p>0,069241937</text:p>
          </table:table-cell>
          <table:table-cell office:value-type="float" office:value="6.4823581392413052E-2" table:formula="of:=([.AQ40]-[.$B$40])/[.$B$40]" table:style-name="ce5">
            <text:p>0,064823581</text:p>
          </table:table-cell>
          <table:table-cell office:value-type="float" office:value="6.8610742914851988E-2" table:formula="of:=([.AR40]-[.$B$40])/[.$B$40]" table:style-name="ce5">
            <text:p>0,068610743</text:p>
          </table:table-cell>
          <table:table-cell office:value-type="float" office:value="6.6212207283973992E-2" table:formula="of:=([.AS40]-[.$B$40])/[.$B$40]" table:style-name="ce5">
            <text:p>0,066212207</text:p>
          </table:table-cell>
          <table:table-cell office:value-type="float" office:value="6.2425045761535063E-2" table:formula="of:=([.AT40]-[.$B$40])/[.$B$40]" table:style-name="ce5">
            <text:p>0,062425046</text:p>
          </table:table-cell>
          <table:table-cell office:value-type="float" office:value="6.0405226282900966E-2" table:formula="of:=([.AU40]-[.$B$40])/[.$B$40]" table:style-name="ce5">
            <text:p>0,060405226</text:p>
          </table:table-cell>
          <table:table-cell office:value-type="float" office:value="6.5833491131730107E-2" table:formula="of:=([.AV40]-[.$B$40])/[.$B$40]" table:style-name="ce5">
            <text:p>0,065833491</text:p>
          </table:table-cell>
          <table:table-cell office:value-type="float" office:value="5.4282648488291362E-2" table:formula="of:=([.AW40]-[.$B$40])/[.$B$40]" table:style-name="ce5">
            <text:p>0,054282648</text:p>
          </table:table-cell>
          <table:table-cell office:value-type="float" office:value="6.2488165120242377E-2" table:formula="of:=([.AX40]-[.$B$40])/[.$B$40]" table:style-name="ce5">
            <text:p>0,062488165</text:p>
          </table:table-cell>
          <table:table-cell office:value-type="float" office:value="5.6491826043047401E-2" table:formula="of:=([.AY40]-[.$B$40])/[.$B$40]" table:style-name="ce5">
            <text:p>0,056491826</text:p>
          </table:table-cell>
          <table:table-cell office:value-type="float" office:value="5.6491826043047401E-2" table:formula="of:=([.AZ40]-[.$B$40])/[.$B$40]" table:style-name="ce5">
            <text:p>0,056491826</text:p>
          </table:table-cell>
          <table:table-cell office:value-type="float" office:value="5.4724483999242568E-2" table:formula="of:=([.BA40]-[.$B$40])/[.$B$40]" table:style-name="ce5">
            <text:p>0,054724484</text:p>
          </table:table-cell>
          <table:table-cell office:value-type="float" office:value="6.046834564160828E-2" table:formula="of:=([.BB40]-[.$B$40])/[.$B$40]" table:style-name="ce5">
            <text:p>0,060468346</text:p>
          </table:table-cell>
          <table:table-cell office:value-type="float" office:value="4.7087041595657388E-2" table:formula="of:=([.BC40]-[.$B$40])/[.$B$40]" table:style-name="ce5">
            <text:p>0,047087042</text:p>
          </table:table-cell>
          <table:table-cell office:value-type="float" office:value="5.1568516063876788E-2" table:formula="of:=([.BD40]-[.$B$40])/[.$B$40]" table:style-name="ce5">
            <text:p>0,051568516</text:p>
          </table:table-cell>
          <table:table-cell office:value-type="float" office:value="4.9864293378779269E-2" table:formula="of:=([.BE40]-[.$B$40])/[.$B$40]" table:style-name="ce5">
            <text:p>0,049864293</text:p>
          </table:table-cell>
          <table:table-cell office:value-type="float" office:value="5.1505396705169473E-2" table:formula="of:=([.BF40]-[.$B$40])/[.$B$40]" table:style-name="ce5">
            <text:p>0,051505397</text:p>
          </table:table-cell>
          <table:table-cell office:value-type="float" office:value="5.3272738748974313E-2" table:formula="of:=([.BG40]-[.$B$40])/[.$B$40]" table:style-name="ce5">
            <text:p>0,053272739</text:p>
          </table:table-cell>
          <table:table-cell office:value-type="float" office:value="5.1757874139998737E-2" table:formula="of:=([.BH40]-[.$B$40])/[.$B$40]" table:style-name="ce5">
            <text:p>0,051757874</text:p>
          </table:table-cell>
          <table:table-cell office:value-type="float" office:value="5.2578425803193843E-2" table:formula="of:=([.BI40]-[.$B$40])/[.$B$40]" table:style-name="ce5">
            <text:p>0,052578426</text:p>
          </table:table-cell>
          <table:table-cell office:value-type="float" office:value="5.5734393738559616E-2" table:formula="of:=([.BJ40]-[.$B$40])/[.$B$40]" table:style-name="ce5">
            <text:p>0,055734394</text:p>
          </table:table-cell>
          <table:table-cell office:value-type="float" office:value="4.7781354541437858E-2" table:formula="of:=([.BK40]-[.$B$40])/[.$B$40]" table:style-name="ce5">
            <text:p>0,047781355</text:p>
          </table:table-cell>
          <table:table-cell office:value-type="float" office:value="4.8854383639462221E-2" table:formula="of:=([.BL40]-[.$B$40])/[.$B$40]" table:style-name="ce5">
            <text:p>0,048854384</text:p>
          </table:table-cell>
          <table:table-cell office:value-type="float" office:value="5.2262829009657265E-2" table:formula="of:=([.BM40]-[.$B$40])/[.$B$40]" table:style-name="ce5">
            <text:p>0,052262829</text:p>
          </table:table-cell>
          <table:table-cell office:value-type="float" office:value="4.5382818910559869E-2" table:formula="of:=([.BN40]-[.$B$40])/[.$B$40]" table:style-name="ce5">
            <text:p>0,045382819</text:p>
          </table:table-cell>
          <table:table-cell office:value-type="float" office:value="4.5950893138925711E-2" table:formula="of:=([.BO40]-[.$B$40])/[.$B$40]" table:style-name="ce5">
            <text:p>0,045950893</text:p>
          </table:table-cell>
          <table:table-cell office:value-type="float" office:value="5.2262829009657265E-2" table:formula="of:=([.BP40]-[.$B$40])/[.$B$40]" table:style-name="ce5">
            <text:p>0,052262829</text:p>
          </table:table-cell>
          <table:table-cell office:value-type="float" office:value="4.6140251215047653E-2" table:formula="of:=([.BQ40]-[.$B$40])/[.$B$40]" table:style-name="ce5">
            <text:p>0,046140251</text:p>
          </table:table-cell>
          <table:table-cell office:value-type="float" office:value="4.746575774790128E-2" table:formula="of:=([.BR40]-[.$B$40])/[.$B$40]" table:style-name="ce5">
            <text:p>0,047465758</text:p>
          </table:table-cell>
          <table:table-cell office:value-type="float" office:value="5.0306128889730482E-2" table:formula="of:=([.BS40]-[.$B$40])/[.$B$40]" table:style-name="ce5">
            <text:p>0,050306129</text:p>
          </table:table-cell>
          <table:table-cell office:value-type="float" office:value="4.9169980432998799E-2" table:formula="of:=([.BT40]-[.$B$40])/[.$B$40]" table:style-name="ce5">
            <text:p>0,04916998</text:p>
          </table:table-cell>
          <table:table-cell office:value-type="float" office:value="5.0811083759389003E-2" table:formula="of:=([.BU40]-[.$B$40])/[.$B$40]" table:style-name="ce5">
            <text:p>0,050811084</text:p>
          </table:table-cell>
          <table:table-cell office:value-type="float" office:value="4.2226850975194095E-2" table:formula="of:=([.BV40]-[.$B$40])/[.$B$40]" table:style-name="ce5">
            <text:p>0,042226851</text:p>
          </table:table-cell>
          <table:table-cell office:value-type="float" office:value="4.0207031496559992E-2" table:formula="of:=([.BW40]-[.$B$40])/[.$B$40]" table:style-name="ce5">
            <text:p>0,040207031</text:p>
          </table:table-cell>
          <table:table-cell office:value-type="float" office:value="3.604115382187717E-2" table:formula="of:=([.BX40]-[.$B$40])/[.$B$40]" table:style-name="ce5">
            <text:p>0,036041154</text:p>
          </table:table-cell>
          <table:table-cell office:value-type="float" office:value="3.7745376506974689E-2" table:formula="of:=([.BY40]-[.$B$40])/[.$B$40]" table:style-name="ce5">
            <text:p>0,037745377</text:p>
          </table:table-cell>
          <table:table-cell office:value-type="float" office:value="4.5635296345389133E-2" table:formula="of:=([.BZ40]-[.$B$40])/[.$B$40]" table:style-name="ce5">
            <text:p>0,045635296</text:p>
          </table:table-cell>
          <table:table-cell office:value-type="float" office:value="4.367859622546235E-2" table:formula="of:=([.CA40]-[.$B$40])/[.$B$40]" table:style-name="ce5">
            <text:p>0,043678596</text:p>
          </table:table-cell>
          <table:table-cell office:value-type="float" office:value="4.4688505964779399E-2" table:formula="of:=([.CB40]-[.$B$40])/[.$B$40]" table:style-name="ce5">
            <text:p>0,044688506</text:p>
          </table:table-cell>
          <table:table-cell office:value-type="float" office:value="3.8818405604999051E-2" table:formula="of:=([.CC40]-[.$B$40])/[.$B$40]" table:style-name="ce5">
            <text:p>0,038818406</text:p>
          </table:table-cell>
          <table:table-cell office:value-type="float" office:value="3.6861705485072269E-2" table:formula="of:=([.CD40]-[.$B$40])/[.$B$40]" table:style-name="ce5">
            <text:p>0,036861705</text:p>
          </table:table-cell>
          <table:table-cell office:value-type="float" office:value="2.6447011298365207E-2" table:formula="of:=([.CE40]-[.$B$40])/[.$B$40]" table:style-name="ce5">
            <text:p>0,026447011</text:p>
          </table:table-cell>
          <table:table-cell office:value-type="float" office:value="4.052262829009657E-2" table:formula="of:=([.CF40]-[.$B$40])/[.$B$40]" table:style-name="ce5">
            <text:p>0,040522628</text:p>
          </table:table-cell>
          <table:table-cell office:value-type="float" office:value="3.1938395505901662E-2" table:formula="of:=([.CG40]-[.$B$40])/[.$B$40]" table:style-name="ce5">
            <text:p>0,031938396</text:p>
          </table:table-cell>
          <table:table-cell office:value-type="float" office:value="3.137032127753582E-2" table:formula="of:=([.CH40]-[.$B$40])/[.$B$40]" table:style-name="ce5">
            <text:p>0,031370321</text:p>
          </table:table-cell>
          <table:table-cell office:value-type="float" office:value="3.5473079593511328E-2" table:formula="of:=([.CI40]-[.$B$40])/[.$B$40]" table:style-name="ce5">
            <text:p>0,03547308</text:p>
          </table:table-cell>
          <table:table-cell office:value-type="float" office:value="4.4751625323486713E-2" table:formula="of:=([.CJ40]-[.$B$40])/[.$B$40]" table:style-name="ce5">
            <text:p>0,044751625</text:p>
          </table:table-cell>
          <table:table-cell office:value-type="float" office:value="3.4778766647730858E-2" table:formula="of:=([.CK40]-[.$B$40])/[.$B$40]" table:style-name="ce5">
            <text:p>0,034778767</text:p>
          </table:table-cell>
          <table:table-cell office:value-type="float" office:value="3.9765195985608785E-2" table:formula="of:=([.CL40]-[.$B$40])/[.$B$40]" table:style-name="ce5">
            <text:p>0,039765196</text:p>
          </table:table-cell>
          <table:table-cell office:value-type="float" office:value="3.2064634223316291E-2" table:formula="of:=([.CM40]-[.$B$40])/[.$B$40]" table:style-name="ce5">
            <text:p>0,032064634</text:p>
          </table:table-cell>
          <table:table-cell office:value-type="float" office:value="3.5914915104462541E-2" table:formula="of:=([.CN40]-[.$B$40])/[.$B$40]" table:style-name="ce5">
            <text:p>0,035914915</text:p>
          </table:table-cell>
          <table:table-cell office:value-type="float" office:value="3.5409960234804014E-2" table:formula="of:=([.CO40]-[.$B$40])/[.$B$40]" table:style-name="ce5">
            <text:p>0,03540996</text:p>
          </table:table-cell>
          <table:table-cell office:value-type="float" office:value="3.3768856908413809E-2" table:formula="of:=([.CP40]-[.$B$40])/[.$B$40]" table:style-name="ce5">
            <text:p>0,033768857</text:p>
          </table:table-cell>
          <table:table-cell office:value-type="float" office:value="4.0964463801047783E-2" table:formula="of:=([.CQ40]-[.$B$40])/[.$B$40]" table:style-name="ce5">
            <text:p>0,040964464</text:p>
          </table:table-cell>
          <table:table-cell office:value-type="float" office:value="2.2659849775926277E-2" table:formula="of:=([.CR40]-[.$B$40])/[.$B$40]" table:style-name="ce5">
            <text:p>0,02265985</text:p>
          </table:table-cell>
          <table:table-cell office:value-type="float" office:value="3.1685918071072398E-2" table:formula="of:=([.CS40]-[.$B$40])/[.$B$40]" table:style-name="ce5">
            <text:p>0,031685918</text:p>
          </table:table-cell>
          <table:table-cell office:value-type="float" office:value="2.0703149655999495E-2" table:formula="of:=([.CT40]-[.$B$40])/[.$B$40]" table:style-name="ce5">
            <text:p>0,02070315</text:p>
          </table:table-cell>
          <table:table-cell office:value-type="float" office:value="3.2001514864608976E-2" table:formula="of:=([.CU40]-[.$B$40])/[.$B$40]" table:style-name="ce5">
            <text:p>0,032001515</text:p>
          </table:table-cell>
          <table:table-cell office:value-type="float" office:value="2.8593069494413936E-2" table:formula="of:=([.CV40]-[.$B$40])/[.$B$40]" table:style-name="ce5">
            <text:p>0,028593069</text:p>
          </table:table-cell>
          <table:table-cell office:value-type="float" office:value="1.9125165688316608E-2" table:formula="of:=([.CW40]-[.$B$40])/[.$B$40]" table:style-name="ce5">
            <text:p>0,019125166</text:p>
          </table:table-cell>
          <table:table-cell office:value-type="float" office:value="1.6221675187780091E-2" table:formula="of:=([.CX40]-[.$B$40])/[.$B$40]" table:style-name="ce5">
            <text:p>0,016221675</text:p>
          </table:table-cell>
          <table:table-cell office:value-type="float" office:value="1.7989017231584928E-2" table:formula="of:=([.CY40]-[.$B$40])/[.$B$40]" table:style-name="ce5">
            <text:p>0,017989017</text:p>
          </table:table-cell>
          <table:table-cell office:value-type="float" office:value="1.9567001199267815E-2" table:formula="of:=([.CZ40]-[.$B$40])/[.$B$40]" table:style-name="ce5">
            <text:p>0,019567001</text:p>
          </table:table-cell>
          <table:table-cell office:value-type="float" office:value="1.5464242883292305E-2" table:formula="of:=([.DA40]-[.$B$40])/[.$B$40]" table:style-name="ce5">
            <text:p>0,015464243</text:p>
          </table:table-cell>
          <table:table-cell office:value-type="float" office:value="5.8069810010730289E-3" table:formula="of:=([.DB40]-[.$B$40])/[.$B$40]" table:style-name="ce5">
            <text:p>0,005806981</text:p>
          </table:table-cell>
          <table:table-cell office:value-type="float" office:value="1.8935807612194658E-2" table:formula="of:=([.DC40]-[.$B$40])/[.$B$40]" table:style-name="ce5">
            <text:p>0,018935808</text:p>
          </table:table-cell>
          <table:table-cell office:value-type="float" office:value="1.357066212207284E-2" table:formula="of:=([.DD40]-[.$B$40])/[.$B$40]" table:style-name="ce5">
            <text:p>0,013570662</text:p>
          </table:table-cell>
          <table:table-cell office:value-type="float" office:value="1.1235245849902166E-2" table:formula="of:=([.DE40]-[.$B$40])/[.$B$40]" table:style-name="ce5">
            <text:p>0,011235246</text:p>
          </table:table-cell>
          <table:table-cell office:value-type="float" office:value="1.0730290980243641E-3" table:formula="of:=([.DF40]-[.$B$40])/[.$B$40]" table:style-name="ce5">
            <text:p>0,001073029</text:p>
          </table:table-cell>
          <table:table-cell office:value-type="float" office:value="6.122577794609607E-3" table:formula="of:=([.DG40]-[.$B$40])/[.$B$40]" table:style-name="ce5">
            <text:p>0,006122578</text:p>
          </table:table-cell>
          <table:table-cell office:value-type="float" office:value="6.5012939468535001E-3" table:formula="of:=([.DH40]-[.$B$40])/[.$B$40]" table:style-name="ce5">
            <text:p>0,006501294</text:p>
          </table:table-cell>
          <table:table-cell office:value-type="float" office:value="9.5310231648046452E-3" table:formula="of:=([.DI40]-[.$B$40])/[.$B$40]" table:style-name="ce5">
            <text:p>0,009531023</text:p>
          </table:table-cell>
          <table:table-cell office:value-type="float" office:value="1.0982768415072904E-2" table:formula="of:=([.DJ40]-[.$B$40])/[.$B$40]" table:style-name="ce5">
            <text:p>0,010982768</text:p>
          </table:table-cell>
          <table:table-cell office:value-type="float" office:value="6.3119358707315536E-5" table:formula="of:=([.DK40]-[.$B$40])/[.$B$40]" table:style-name="ce5">
            <text:p>6,31194E-05</text:p>
          </table:table-cell>
          <table:table-cell office:value-type="float" office:value="-6.3119358707315531E-3" table:formula="of:=([.DL40]-[.$B$40])/[.$B$40]" table:style-name="ce5">
            <text:p>-0,006311936</text:p>
          </table:table-cell>
          <table:table-cell office:value-type="float" office:value="-7.7636811209998106E-3" table:formula="of:=([.DM40]-[.$B$40])/[.$B$40]" table:style-name="ce5">
            <text:p>-0,007763681</text:p>
          </table:table-cell>
          <table:table-cell office:value-type="float" office:value="-3.2822066527804076E-3" table:formula="of:=([.DN40]-[.$B$40])/[.$B$40]" table:style-name="ce5">
            <text:p>-0,003282207</text:p>
          </table:table-cell>
          <table:table-cell office:value-type="float" office:value="-8.0792779145363886E-3" table:formula="of:=([.DO40]-[.$B$40])/[.$B$40]" table:style-name="ce5">
            <text:p>-0,008079278</text:p>
          </table:table-cell>
          <table:table-cell office:value-type="float" office:value="-6.6906520229754463E-3" table:formula="of:=([.DP40]-[.$B$40])/[.$B$40]" table:style-name="ce5">
            <text:p>-0,006690652</text:p>
          </table:table-cell>
          <table:table-cell office:value-type="float" office:value="-1.129836520860948E-2" table:formula="of:=([.DQ40]-[.$B$40])/[.$B$40]" table:style-name="ce5">
            <text:p>-0,011298365</text:p>
          </table:table-cell>
          <table:table-cell office:value-type="float" office:value="-1.7799659155462982E-2" table:formula="of:=([.DR40]-[.$B$40])/[.$B$40]" table:style-name="ce5">
            <text:p>-0,017799659</text:p>
          </table:table-cell>
          <table:table-cell table:number-columns-repeated="16262"/>
        </table:table-row>
        <table:table-row table:style-name="ro1">
          <table:table-cell office:value-type="string" table:style-name="ce4">
            <text:p>MCT</text:p>
          </table:table-cell>
          <table:table-cell office:value-type="float" office:value="0" table:formula="of:=([.B41]-[.$B$41])/[.$B$41]" table:style-name="ce5">
            <text:p>0</text:p>
          </table:table-cell>
          <table:table-cell office:value-type="float" office:value="5.7598889659958366E-3" table:formula="of:=([.C41]-[.$B$41])/[.$B$41]" table:style-name="ce5">
            <text:p>0,005759889</text:p>
          </table:table-cell>
          <table:table-cell office:value-type="float" office:value="-1.0895211658570438E-2" table:formula="of:=([.D41]-[.$B$41])/[.$B$41]" table:style-name="ce5">
            <text:p>-0,010895212</text:p>
          </table:table-cell>
          <table:table-cell office:value-type="float" office:value="-2.477446217904233E-2" table:formula="of:=([.E41]-[.$B$41])/[.$B$41]" table:style-name="ce5">
            <text:p>-0,024774462</text:p>
          </table:table-cell>
          <table:table-cell office:value-type="float" office:value="-2.6278047652093454E-2" table:formula="of:=([.F41]-[.$B$41])/[.$B$41]" table:style-name="ce5">
            <text:p>-0,026278048</text:p>
          </table:table-cell>
          <table:table-cell office:value-type="float" office:value="-4.2609299097848718E-2" table:formula="of:=([.G41]-[.$B$41])/[.$B$41]" table:style-name="ce5">
            <text:p>-0,042609299</text:p>
          </table:table-cell>
          <table:table-cell office:value-type="float" office:value="-4.1522091140411749E-2" table:formula="of:=([.H41]-[.$B$41])/[.$B$41]" table:style-name="ce5">
            <text:p>-0,041522091</text:p>
          </table:table-cell>
          <table:table-cell office:value-type="float" office:value="-4.4274809160305344E-2" table:formula="of:=([.I41]-[.$B$41])/[.$B$41]" table:style-name="ce5">
            <text:p>-0,044274809</text:p>
          </table:table-cell>
          <table:table-cell office:value-type="float" office:value="-4.5639602128151747E-2" table:formula="of:=([.J41]-[.$B$41])/[.$B$41]" table:style-name="ce5">
            <text:p>-0,045639602</text:p>
          </table:table-cell>
          <table:table-cell office:value-type="float" office:value="-6.5232477446217907E-2" table:formula="of:=([.K41]-[.$B$41])/[.$B$41]" table:style-name="ce5">
            <text:p>-0,065232477</text:p>
          </table:table-cell>
          <table:table-cell office:value-type="float" office:value="-6.8563497571131157E-2" table:formula="of:=([.L41]-[.$B$41])/[.$B$41]" table:style-name="ce5">
            <text:p>-0,068563498</text:p>
          </table:table-cell>
          <table:table-cell office:value-type="float" office:value="-6.7661346287300486E-2" table:formula="of:=([.M41]-[.$B$41])/[.$B$41]" table:style-name="ce5">
            <text:p>-0,067661346</text:p>
          </table:table-cell>
          <table:table-cell office:value-type="float" office:value="-6.9951422623178341E-2" table:formula="of:=([.N41]-[.$B$41])/[.$B$41]" table:style-name="ce5">
            <text:p>-0,069951423</text:p>
          </table:table-cell>
          <table:table-cell office:value-type="float" office:value="-7.4600971547536435E-2" table:formula="of:=([.O41]-[.$B$41])/[.$B$41]" table:style-name="ce5">
            <text:p>-0,074600972</text:p>
          </table:table-cell>
          <table:table-cell office:value-type="float" office:value="-7.5271801989359247E-2" table:formula="of:=([.P41]-[.$B$41])/[.$B$41]" table:style-name="ce5">
            <text:p>-0,075271802</text:p>
          </table:table-cell>
          <table:table-cell office:value-type="float" office:value="-6.8794818413139031E-2" table:formula="of:=([.Q41]-[.$B$41])/[.$B$41]" table:style-name="ce5">
            <text:p>-0,068794818</text:p>
          </table:table-cell>
          <table:table-cell office:value-type="float" office:value="-7.2704140643071943E-2" table:formula="of:=([.R41]-[.$B$41])/[.$B$41]" table:style-name="ce5">
            <text:p>-0,072704141</text:p>
          </table:table-cell>
          <table:table-cell office:value-type="float" office:value="-7.1663196854036548E-2" table:formula="of:=([.S41]-[.$B$41])/[.$B$41]" table:style-name="ce5">
            <text:p>-0,071663197</text:p>
          </table:table-cell>
          <table:table-cell office:value-type="float" office:value="-7.2056442285449926E-2" table:formula="of:=([.T41]-[.$B$41])/[.$B$41]" table:style-name="ce5">
            <text:p>-0,072056442</text:p>
          </table:table-cell>
          <table:table-cell office:value-type="float" office:value="-7.908859588248901E-2" table:formula="of:=([.U41]-[.$B$41])/[.$B$41]" table:style-name="ce5">
            <text:p>-0,079088596</text:p>
          </table:table-cell>
          <table:table-cell office:value-type="float" office:value="-7.5387462410363176E-2" table:formula="of:=([.V41]-[.$B$41])/[.$B$41]" table:style-name="ce5">
            <text:p>-0,075387462</text:p>
          </table:table-cell>
          <table:table-cell office:value-type="float" office:value="-8.6444598658339117E-2" table:formula="of:=([.W41]-[.$B$41])/[.$B$41]" table:style-name="ce5">
            <text:p>-0,086444599</text:p>
          </table:table-cell>
          <table:table-cell office:value-type="float" office:value="-8.5773768216516305E-2" table:formula="of:=([.X41]-[.$B$41])/[.$B$41]" table:style-name="ce5">
            <text:p>-0,085773768</text:p>
          </table:table-cell>
          <table:table-cell office:value-type="float" office:value="-8.4085126069858893E-2" table:formula="of:=([.Y41]-[.$B$41])/[.$B$41]" table:style-name="ce5">
            <text:p>-0,084085126</text:p>
          </table:table-cell>
          <table:table-cell office:value-type="float" office:value="-8.9104788341429569E-2" table:formula="of:=([.Z41]-[.$B$41])/[.$B$41]" table:style-name="ce5">
            <text:p>-0,089104788</text:p>
          </table:table-cell>
          <table:table-cell office:value-type="float" office:value="-9.3708073097386074E-2" table:formula="of:=([.AA41]-[.$B$41])/[.$B$41]" table:style-name="ce5">
            <text:p>-0,093708073</text:p>
          </table:table-cell>
          <table:table-cell office:value-type="float" office:value="-9.1741845940319228E-2" table:formula="of:=([.AB41]-[.$B$41])/[.$B$41]" table:style-name="ce5">
            <text:p>-0,091741846</text:p>
          </table:table-cell>
          <table:table-cell office:value-type="float" office:value="-9.2643997224149899E-2" table:formula="of:=([.AC41]-[.$B$41])/[.$B$41]" table:style-name="ce5">
            <text:p>-0,092643997</text:p>
          </table:table-cell>
          <table:table-cell office:value-type="float" office:value="-9.9930603747397637E-2" table:formula="of:=([.AD41]-[.$B$41])/[.$B$41]" table:style-name="ce5">
            <text:p>-0,099930604</text:p>
          </table:table-cell>
          <table:table-cell office:value-type="float" office:value="-0.10023132084200786" table:formula="of:=([.AE41]-[.$B$41])/[.$B$41]" table:style-name="ce5">
            <text:p>-0,100231321</text:p>
          </table:table-cell>
          <table:table-cell office:value-type="float" office:value="-9.9653018736988203E-2" table:formula="of:=([.AF41]-[.$B$41])/[.$B$41]" table:style-name="ce5">
            <text:p>-0,099653019</text:p>
          </table:table-cell>
          <table:table-cell office:value-type="float" office:value="-0.10166551006245662" table:formula="of:=([.AG41]-[.$B$41])/[.$B$41]" table:style-name="ce5">
            <text:p>-0,10166551</text:p>
          </table:table-cell>
          <table:table-cell office:value-type="float" office:value="-0.10936849410131853" table:formula="of:=([.AH41]-[.$B$41])/[.$B$41]" table:style-name="ce5">
            <text:p>-0,109368494</text:p>
          </table:table-cell>
          <table:table-cell office:value-type="float" office:value="-0.11300023132084201" table:formula="of:=([.AI41]-[.$B$41])/[.$B$41]" table:style-name="ce5">
            <text:p>-0,113000231</text:p>
          </table:table-cell>
          <table:table-cell office:value-type="float" office:value="-0.11526717557251909" table:formula="of:=([.AJ41]-[.$B$41])/[.$B$41]" table:style-name="ce5">
            <text:p>-0,115267176</text:p>
          </table:table-cell>
          <table:table-cell office:value-type="float" office:value="-0.12447374508443211" table:formula="of:=([.AK41]-[.$B$41])/[.$B$41]" table:style-name="ce5">
            <text:p>-0,124473745</text:p>
          </table:table-cell>
          <table:table-cell office:value-type="float" office:value="-0.12657876474670368" table:formula="of:=([.AL41]-[.$B$41])/[.$B$41]" table:style-name="ce5">
            <text:p>-0,126578765</text:p>
          </table:table-cell>
          <table:table-cell office:value-type="float" office:value="-0.13597039093222299" table:formula="of:=([.AM41]-[.$B$41])/[.$B$41]" table:style-name="ce5">
            <text:p>-0,135970391</text:p>
          </table:table-cell>
          <table:table-cell office:value-type="float" office:value="-0.14381216747628961" table:formula="of:=([.AN41]-[.$B$41])/[.$B$41]" table:style-name="ce5">
            <text:p>-0,143812167</text:p>
          </table:table-cell>
          <table:table-cell office:value-type="float" office:value="-0.13673374971084895" table:formula="of:=([.AO41]-[.$B$41])/[.$B$41]" table:style-name="ce5">
            <text:p>-0,13673375</text:p>
          </table:table-cell>
          <table:table-cell office:value-type="float" office:value="-0.14140643071940781" table:formula="of:=([.AP41]-[.$B$41])/[.$B$41]" table:style-name="ce5">
            <text:p>-0,141406431</text:p>
          </table:table-cell>
          <table:table-cell office:value-type="float" office:value="-0.14344205412907704" table:formula="of:=([.AQ41]-[.$B$41])/[.$B$41]" table:style-name="ce5">
            <text:p>-0,143442054</text:p>
          </table:table-cell>
          <table:table-cell office:value-type="float" office:value="-0.15408281286143882" table:formula="of:=([.AR41]-[.$B$41])/[.$B$41]" table:style-name="ce5">
            <text:p>-0,154082813</text:p>
          </table:table-cell>
          <table:table-cell office:value-type="float" office:value="-0.16229470275271801" table:formula="of:=([.AS41]-[.$B$41])/[.$B$41]" table:style-name="ce5">
            <text:p>-0,162294703</text:p>
          </table:table-cell>
          <table:table-cell office:value-type="float" office:value="-0.16393708073097385" table:formula="of:=([.AT41]-[.$B$41])/[.$B$41]" table:style-name="ce5">
            <text:p>-0,163937081</text:p>
          </table:table-cell>
          <table:table-cell office:value-type="float" office:value="-0.16312745778394633" table:formula="of:=([.AU41]-[.$B$41])/[.$B$41]" table:style-name="ce5">
            <text:p>-0,163127458</text:p>
          </table:table-cell>
          <table:table-cell office:value-type="float" office:value="-0.16400647698357623" table:formula="of:=([.AV41]-[.$B$41])/[.$B$41]" table:style-name="ce5">
            <text:p>-0,164006477</text:p>
          </table:table-cell>
          <table:table-cell office:value-type="float" office:value="-0.17978255840851259" table:formula="of:=([.AW41]-[.$B$41])/[.$B$41]" table:style-name="ce5">
            <text:p>-0,179782558</text:p>
          </table:table-cell>
          <table:table-cell office:value-type="float" office:value="-0.1801295396715244" table:formula="of:=([.AX41]-[.$B$41])/[.$B$41]" table:style-name="ce5">
            <text:p>-0,18012954</text:p>
          </table:table-cell>
          <table:table-cell office:value-type="float" office:value="-0.18026833217672913" table:formula="of:=([.AY41]-[.$B$41])/[.$B$41]" table:style-name="ce5">
            <text:p>-0,180268332</text:p>
          </table:table-cell>
          <table:table-cell office:value-type="float" office:value="-0.18214203099699283" table:formula="of:=([.AZ41]-[.$B$41])/[.$B$41]" table:style-name="ce5">
            <text:p>-0,182142031</text:p>
          </table:table-cell>
          <table:table-cell office:value-type="float" office:value="-0.18894286375202407" table:formula="of:=([.BA41]-[.$B$41])/[.$B$41]" table:style-name="ce5">
            <text:p>-0,188942864</text:p>
          </table:table-cell>
          <table:table-cell office:value-type="float" office:value="-0.20020818875780708" table:formula="of:=([.BB41]-[.$B$41])/[.$B$41]" table:style-name="ce5">
            <text:p>-0,200208189</text:p>
          </table:table-cell>
          <table:table-cell office:value-type="float" office:value="-0.20400185056673606" table:formula="of:=([.BC41]-[.$B$41])/[.$B$41]" table:style-name="ce5">
            <text:p>-0,204001851</text:p>
          </table:table-cell>
          <table:table-cell office:value-type="float" office:value="-0.20069396252602359" table:formula="of:=([.BD41]-[.$B$41])/[.$B$41]" table:style-name="ce5">
            <text:p>-0,200693963</text:p>
          </table:table-cell>
          <table:table-cell office:value-type="float" office:value="-0.21036317372195235" table:formula="of:=([.BE41]-[.$B$41])/[.$B$41]" table:style-name="ce5">
            <text:p>-0,210363174</text:p>
          </table:table-cell>
          <table:table-cell office:value-type="float" office:value="-0.20902151283830672" table:formula="of:=([.BF41]-[.$B$41])/[.$B$41]" table:style-name="ce5">
            <text:p>-0,209021513</text:p>
          </table:table-cell>
          <table:table-cell office:value-type="float" office:value="-0.20536664353458248" table:formula="of:=([.BG41]-[.$B$41])/[.$B$41]" table:style-name="ce5">
            <text:p>-0,205366644</text:p>
          </table:table-cell>
          <table:table-cell office:value-type="float" office:value="-0.21582234559333796" table:formula="of:=([.BH41]-[.$B$41])/[.$B$41]" table:style-name="ce5">
            <text:p>-0,215822346</text:p>
          </table:table-cell>
          <table:table-cell office:value-type="float" office:value="-0.21850566736062918" table:formula="of:=([.BI41]-[.$B$41])/[.$B$41]" table:style-name="ce5">
            <text:p>-0,218505667</text:p>
          </table:table-cell>
          <table:table-cell office:value-type="float" office:value="-0.22058755493869997" table:formula="of:=([.BJ41]-[.$B$41])/[.$B$41]" table:style-name="ce5">
            <text:p>-0,220587555</text:p>
          </table:table-cell>
          <table:table-cell office:value-type="float" office:value="-0.22780476520934537" table:formula="of:=([.BK41]-[.$B$41])/[.$B$41]" table:style-name="ce5">
            <text:p>-0,227804765</text:p>
          </table:table-cell>
          <table:table-cell office:value-type="float" office:value="-0.22988665278741616" table:formula="of:=([.BL41]-[.$B$41])/[.$B$41]" table:style-name="ce5">
            <text:p>-0,229886653</text:p>
          </table:table-cell>
          <table:table-cell office:value-type="float" office:value="-0.22805921813555402" table:formula="of:=([.BM41]-[.$B$41])/[.$B$41]" table:style-name="ce5">
            <text:p>-0,228059218</text:p>
          </table:table-cell>
          <table:table-cell office:value-type="float" office:value="-0.23890816562572287" table:formula="of:=([.BN41]-[.$B$41])/[.$B$41]" table:style-name="ce5">
            <text:p>-0,238908166</text:p>
          </table:table-cell>
          <table:table-cell office:value-type="float" office:value="-0.2386999768679158" table:formula="of:=([.BO41]-[.$B$41])/[.$B$41]" table:style-name="ce5">
            <text:p>-0,238699977</text:p>
          </table:table-cell>
          <table:table-cell office:value-type="float" office:value="-0.23964839232014803" table:formula="of:=([.BP41]-[.$B$41])/[.$B$41]" table:style-name="ce5">
            <text:p>-0,239648392</text:p>
          </table:table-cell>
          <table:table-cell office:value-type="float" office:value="-0.24330326162387231" table:formula="of:=([.BQ41]-[.$B$41])/[.$B$41]" table:style-name="ce5">
            <text:p>-0,243303262</text:p>
          </table:table-cell>
          <table:table-cell office:value-type="float" office:value="-0.24642609299097848" table:formula="of:=([.BR41]-[.$B$41])/[.$B$41]" table:style-name="ce5">
            <text:p>-0,246426093</text:p>
          </table:table-cell>
          <table:table-cell office:value-type="float" office:value="-0.24524635669673839" table:formula="of:=([.BS41]-[.$B$41])/[.$B$41]" table:style-name="ce5">
            <text:p>-0,245246357</text:p>
          </table:table-cell>
          <table:table-cell office:value-type="float" office:value="-0.24883182974786028" table:formula="of:=([.BT41]-[.$B$41])/[.$B$41]" table:style-name="ce5">
            <text:p>-0,24883183</text:p>
          </table:table-cell>
          <table:table-cell office:value-type="float" office:value="-0.25597964376590332" table:formula="of:=([.BU41]-[.$B$41])/[.$B$41]" table:style-name="ce5">
            <text:p>-0,255979644</text:p>
          </table:table-cell>
          <table:table-cell office:value-type="float" office:value="-0.26710617626648159" table:formula="of:=([.BV41]-[.$B$41])/[.$B$41]" table:style-name="ce5">
            <text:p>-0,267106176</text:p>
          </table:table-cell>
          <table:table-cell office:value-type="float" office:value="-0.26916493176035161" table:formula="of:=([.BW41]-[.$B$41])/[.$B$41]" table:style-name="ce5">
            <text:p>-0,269164932</text:p>
          </table:table-cell>
          <table:table-cell office:value-type="float" office:value="-0.27374508443210732" table:formula="of:=([.BX41]-[.$B$41])/[.$B$41]" table:style-name="ce5">
            <text:p>-0,273745084</text:p>
          </table:table-cell>
          <table:table-cell office:value-type="float" office:value="-0.26786953504510758" table:formula="of:=([.BY41]-[.$B$41])/[.$B$41]" table:style-name="ce5">
            <text:p>-0,267869535</text:p>
          </table:table-cell>
          <table:table-cell office:value-type="float" office:value="-0.27120055517002084" table:formula="of:=([.BZ41]-[.$B$41])/[.$B$41]" table:style-name="ce5">
            <text:p>-0,271200555</text:p>
          </table:table-cell>
          <table:table-cell office:value-type="float" office:value="-0.27561878325237105" table:formula="of:=([.CA41]-[.$B$41])/[.$B$41]" table:style-name="ce5">
            <text:p>-0,275618783</text:p>
          </table:table-cell>
          <table:table-cell office:value-type="float" office:value="-0.27975942632431183" table:formula="of:=([.CB41]-[.$B$41])/[.$B$41]" table:style-name="ce5">
            <text:p>-0,279759426</text:p>
          </table:table-cell>
          <table:table-cell office:value-type="float" office:value="-0.28406199398565812" table:formula="of:=([.CC41]-[.$B$41])/[.$B$41]" table:style-name="ce5">
            <text:p>-0,284061994</text:p>
          </table:table-cell>
          <table:table-cell office:value-type="float" office:value="-0.28827203331020124" table:formula="of:=([.CD41]-[.$B$41])/[.$B$41]" table:style-name="ce5">
            <text:p>-0,288272033</text:p>
          </table:table-cell>
          <table:table-cell office:value-type="float" office:value="-0.2916030534351145" table:formula="of:=([.CE41]-[.$B$41])/[.$B$41]" table:style-name="ce5">
            <text:p>-0,291603053</text:p>
          </table:table-cell>
          <table:table-cell office:value-type="float" office:value="-0.29486467730742538" table:formula="of:=([.CF41]-[.$B$41])/[.$B$41]" table:style-name="ce5">
            <text:p>-0,294864677</text:p>
          </table:table-cell>
          <table:table-cell office:value-type="float" office:value="-0.301734906315059" table:formula="of:=([.CG41]-[.$B$41])/[.$B$41]" table:style-name="ce5">
            <text:p>-0,301734906</text:p>
          </table:table-cell>
          <table:table-cell office:value-type="float" office:value="-0.30196622715706684" table:formula="of:=([.CH41]-[.$B$41])/[.$B$41]" table:style-name="ce5">
            <text:p>-0,301966227</text:p>
          </table:table-cell>
          <table:table-cell office:value-type="float" office:value="-0.29969928290538977" table:formula="of:=([.CI41]-[.$B$41])/[.$B$41]" table:style-name="ce5">
            <text:p>-0,299699283</text:p>
          </table:table-cell>
          <table:table-cell office:value-type="float" office:value="-0.29833448993754336" table:formula="of:=([.CJ41]-[.$B$41])/[.$B$41]" table:style-name="ce5">
            <text:p>-0,29833449</text:p>
          </table:table-cell>
          <table:table-cell office:value-type="float" office:value="-0.30467268100855888" table:formula="of:=([.CK41]-[.$B$41])/[.$B$41]" table:style-name="ce5">
            <text:p>-0,304672681</text:p>
          </table:table-cell>
          <table:table-cell office:value-type="float" office:value="-0.31184362711080266" table:formula="of:=([.CL41]-[.$B$41])/[.$B$41]" table:style-name="ce5">
            <text:p>-0,311843627</text:p>
          </table:table-cell>
          <table:table-cell office:value-type="float" office:value="-0.31073328706916492" table:formula="of:=([.CM41]-[.$B$41])/[.$B$41]" table:style-name="ce5">
            <text:p>-0,310733287</text:p>
          </table:table-cell>
          <table:table-cell office:value-type="float" office:value="-0.31445755262549158" table:formula="of:=([.CN41]-[.$B$41])/[.$B$41]" table:style-name="ce5">
            <text:p>-0,314457553</text:p>
          </table:table-cell>
          <table:table-cell office:value-type="float" office:value="-0.31667823270876705" table:formula="of:=([.CO41]-[.$B$41])/[.$B$41]" table:style-name="ce5">
            <text:p>-0,316678233</text:p>
          </table:table-cell>
          <table:table-cell office:value-type="float" office:value="-0.32357159380060141" table:formula="of:=([.CP41]-[.$B$41])/[.$B$41]" table:style-name="ce5">
            <text:p>-0,323571594</text:p>
          </table:table-cell>
          <table:table-cell office:value-type="float" office:value="-0.3204024982650937" table:formula="of:=([.CQ41]-[.$B$41])/[.$B$41]" table:style-name="ce5">
            <text:p>-0,320402498</text:p>
          </table:table-cell>
          <table:table-cell office:value-type="float" office:value="-0.32986352070321534" table:formula="of:=([.CR41]-[.$B$41])/[.$B$41]" table:style-name="ce5">
            <text:p>-0,329863521</text:p>
          </table:table-cell>
          <table:table-cell office:value-type="float" office:value="-0.32808235021975479" table:formula="of:=([.CS41]-[.$B$41])/[.$B$41]" table:style-name="ce5">
            <text:p>-0,32808235</text:p>
          </table:table-cell>
          <table:table-cell office:value-type="float" office:value="-0.33557714550080964" table:formula="of:=([.CT41]-[.$B$41])/[.$B$41]" table:style-name="ce5">
            <text:p>-0,335577146</text:p>
          </table:table-cell>
          <table:table-cell office:value-type="float" office:value="-0.33689567430025447" table:formula="of:=([.CU41]-[.$B$41])/[.$B$41]" table:style-name="ce5">
            <text:p>-0,336895674</text:p>
          </table:table-cell>
          <table:table-cell office:value-type="float" office:value="-0.33756650474207728" table:formula="of:=([.CV41]-[.$B$41])/[.$B$41]" table:style-name="ce5">
            <text:p>-0,337566505</text:p>
          </table:table-cell>
          <table:table-cell office:value-type="float" office:value="-0.34420541290770296" table:formula="of:=([.CW41]-[.$B$41])/[.$B$41]" table:style-name="ce5">
            <text:p>-0,344205413</text:p>
          </table:table-cell>
          <table:table-cell office:value-type="float" office:value="-0.34968771686328937" table:formula="of:=([.CX41]-[.$B$41])/[.$B$41]" table:style-name="ce5">
            <text:p>-0,349687717</text:p>
          </table:table-cell>
          <table:table-cell office:value-type="float" office:value="-0.35479990747166318" table:formula="of:=([.CY41]-[.$B$41])/[.$B$41]" table:style-name="ce5">
            <text:p>-0,354799907</text:p>
          </table:table-cell>
          <table:table-cell office:value-type="float" office:value="-0.3522322461253759" table:formula="of:=([.CZ41]-[.$B$41])/[.$B$41]" table:style-name="ce5">
            <text:p>-0,352232246</text:p>
          </table:table-cell>
          <table:table-cell office:value-type="float" office:value="-0.35540134166088366" table:formula="of:=([.DA41]-[.$B$41])/[.$B$41]" table:style-name="ce5">
            <text:p>-0,355401342</text:p>
          </table:table-cell>
          <table:table-cell office:value-type="float" office:value="-0.36488549618320609" table:formula="of:=([.DB41]-[.$B$41])/[.$B$41]" table:style-name="ce5">
            <text:p>-0,364885496</text:p>
          </table:table-cell>
          <table:table-cell office:value-type="float" office:value="-0.36229470275271802" table:formula="of:=([.DC41]-[.$B$41])/[.$B$41]" table:style-name="ce5">
            <text:p>-0,362294703</text:p>
          </table:table-cell>
          <table:table-cell office:value-type="float" office:value="-0.3655563266250289" table:formula="of:=([.DD41]-[.$B$41])/[.$B$41]" table:style-name="ce5">
            <text:p>-0,365556327</text:p>
          </table:table-cell>
          <table:table-cell office:value-type="float" office:value="-0.37052972472819801" table:formula="of:=([.DE41]-[.$B$41])/[.$B$41]" table:style-name="ce5">
            <text:p>-0,370529725</text:p>
          </table:table-cell>
          <table:table-cell office:value-type="float" office:value="-0.37816331251445756" table:formula="of:=([.DF41]-[.$B$41])/[.$B$41]" table:style-name="ce5">
            <text:p>-0,378163313</text:p>
          </table:table-cell>
          <table:table-cell office:value-type="float" office:value="-0.37619708535739071" table:formula="of:=([.DG41]-[.$B$41])/[.$B$41]" table:style-name="ce5">
            <text:p>-0,376197085</text:p>
          </table:table-cell>
          <table:table-cell office:value-type="float" office:value="-0.3797825584085126" table:formula="of:=([.DH41]-[.$B$41])/[.$B$41]" table:style-name="ce5">
            <text:p>-0,379782558</text:p>
          </table:table-cell>
          <table:table-cell office:value-type="float" office:value="-0.38054591718713854" table:formula="of:=([.DI41]-[.$B$41])/[.$B$41]" table:style-name="ce5">
            <text:p>-0,380545917</text:p>
          </table:table-cell>
          <table:table-cell office:value-type="float" office:value="-0.38163312514457554" table:formula="of:=([.DJ41]-[.$B$41])/[.$B$41]" table:style-name="ce5">
            <text:p>-0,381633125</text:p>
          </table:table-cell>
          <table:table-cell office:value-type="float" office:value="-0.38767059912098079" table:formula="of:=([.DK41]-[.$B$41])/[.$B$41]" table:style-name="ce5">
            <text:p>-0,387670599</text:p>
          </table:table-cell>
          <table:table-cell office:value-type="float" office:value="-0.39477214897062224" table:formula="of:=([.DL41]-[.$B$41])/[.$B$41]" table:style-name="ce5">
            <text:p>-0,394772149</text:p>
          </table:table-cell>
          <table:table-cell office:value-type="float" office:value="-0.39528105482303955" table:formula="of:=([.DM41]-[.$B$41])/[.$B$41]" table:style-name="ce5">
            <text:p>-0,395281055</text:p>
          </table:table-cell>
          <table:table-cell office:value-type="float" office:value="-0.40004626416840156" table:formula="of:=([.DN41]-[.$B$41])/[.$B$41]" table:style-name="ce5">
            <text:p>-0,400046264</text:p>
          </table:table-cell>
          <table:table-cell office:value-type="float" office:value="-0.40284524635669672" table:formula="of:=([.DO41]-[.$B$41])/[.$B$41]" table:style-name="ce5">
            <text:p>-0,402845246</text:p>
          </table:table-cell>
          <table:table-cell office:value-type="float" office:value="-0.40474207726116124" table:formula="of:=([.DP41]-[.$B$41])/[.$B$41]" table:style-name="ce5">
            <text:p>-0,404742077</text:p>
          </table:table-cell>
          <table:table-cell office:value-type="float" office:value="-0.4071709461022438" table:formula="of:=([.DQ41]-[.$B$41])/[.$B$41]" table:style-name="ce5">
            <text:p>-0,407170946</text:p>
          </table:table-cell>
          <table:table-cell office:value-type="float" office:value="-0.41529030765671987" table:formula="of:=([.DR41]-[.$B$41])/[.$B$41]" table:style-name="ce5">
            <text:p>-0,415290308</text:p>
          </table:table-cell>
          <table:table-cell table:number-columns-repeated="16262"/>
        </table:table-row>
        <table:table-row table:style-name="ro1">
          <table:table-cell office:value-type="string" table:style-name="ce4">
            <text:p>PfFNT</text:p>
          </table:table-cell>
          <table:table-cell office:value-type="float" office:value="0" table:formula="of:=([.B42]-[.$B42])/[.$B42]" table:style-name="ce5">
            <text:p>0</text:p>
          </table:table-cell>
          <table:table-cell office:value-type="float" office:value="-2.0480195215477797E-3" table:formula="of:=([.C42]-[.$B42])/[.$B42]" table:style-name="ce5">
            <text:p>-0,00204802</text:p>
          </table:table-cell>
          <table:table-cell office:value-type="float" office:value="-2.3051113338271822E-2" table:formula="of:=([.D42]-[.$B42])/[.$B42]" table:style-name="ce5">
            <text:p>-0,023051113</text:p>
          </table:table-cell>
          <table:table-cell office:value-type="float" office:value="-3.738724998910628E-2" table:formula="of:=([.E42]-[.$B42])/[.$B42]" table:style-name="ce5">
            <text:p>-0,03738725</text:p>
          </table:table-cell>
          <table:table-cell office:value-type="float" office:value="-4.3705608087498363E-2" table:formula="of:=([.F42]-[.$B42])/[.$B42]" table:style-name="ce5">
            <text:p>-0,043705608</text:p>
          </table:table-cell>
          <table:table-cell office:value-type="float" office:value="-6.4795851671096777E-2" table:formula="of:=([.G42]-[.$B42])/[.$B42]" table:style-name="ce5">
            <text:p>-0,064795852</text:p>
          </table:table-cell>
          <table:table-cell office:value-type="float" office:value="-6.5231600505468654E-2" table:formula="of:=([.H42]-[.$B42])/[.$B42]" table:style-name="ce5">
            <text:p>-0,065231601</text:p>
          </table:table-cell>
          <table:table-cell office:value-type="float" office:value="-6.6408122358272689E-2" table:formula="of:=([.I42]-[.$B42])/[.$B42]" table:style-name="ce5">
            <text:p>-0,066408122</text:p>
          </table:table-cell>
          <table:table-cell office:value-type="float" office:value="-7.808619111943875E-2" table:formula="of:=([.J42]-[.$B42])/[.$B42]" table:style-name="ce5">
            <text:p>-0,078086191</text:p>
          </table:table-cell>
          <table:table-cell office:value-type="float" office:value="-9.2683777070896339E-2" table:formula="of:=([.K42]-[.$B42])/[.$B42]" table:style-name="ce5">
            <text:p>-0,092683777</text:p>
          </table:table-cell>
          <table:table-cell office:value-type="float" office:value="-9.2117303586212909E-2" table:formula="of:=([.L42]-[.$B42])/[.$B42]" table:style-name="ce5">
            <text:p>-0,092117304</text:p>
          </table:table-cell>
          <table:table-cell office:value-type="float" office:value="-9.9742908187720594E-2" table:formula="of:=([.M42]-[.$B42])/[.$B42]" table:style-name="ce5">
            <text:p>-0,099742908</text:p>
          </table:table-cell>
          <table:table-cell office:value-type="float" office:value="-9.6561941696805959E-2" table:formula="of:=([.N42]-[.$B42])/[.$B42]" table:style-name="ce5">
            <text:p>-0,096561942</text:p>
          </table:table-cell>
          <table:table-cell office:value-type="float" office:value="-9.6300492396182838E-2" table:formula="of:=([.O42]-[.$B42])/[.$B42]" table:style-name="ce5">
            <text:p>-0,096300492</text:p>
          </table:table-cell>
          <table:table-cell office:value-type="float" office:value="-9.7607738899298441E-2" table:formula="of:=([.P42]-[.$B42])/[.$B42]" table:style-name="ce5">
            <text:p>-0,097607739</text:p>
          </table:table-cell>
          <table:table-cell office:value-type="float" office:value="-9.4601071942132561E-2" table:formula="of:=([.Q42]-[.$B42])/[.$B42]" table:style-name="ce5">
            <text:p>-0,094601072</text:p>
          </table:table-cell>
          <table:table-cell office:value-type="float" office:value="-9.9568608653971852E-2" table:formula="of:=([.R42]-[.$B42])/[.$B42]" table:style-name="ce5">
            <text:p>-0,099568609</text:p>
          </table:table-cell>
          <table:table-cell office:value-type="float" office:value="-0.10157305329208244" table:formula="of:=([.S42]-[.$B42])/[.$B42]" table:style-name="ce5">
            <text:p>-0,101573053</text:p>
          </table:table-cell>
          <table:table-cell office:value-type="float" office:value="-9.8261362150856249E-2" table:formula="of:=([.T42]-[.$B42])/[.$B42]" table:style-name="ce5">
            <text:p>-0,098261362</text:p>
          </table:table-cell>
          <table:table-cell office:value-type="float" office:value="-0.10719421325547954" table:formula="of:=([.U42]-[.$B42])/[.$B42]" table:style-name="ce5">
            <text:p>-0,107194213</text:p>
          </table:table-cell>
          <table:table-cell office:value-type="float" office:value="-0.10253170072770056" table:formula="of:=([.V42]-[.$B42])/[.$B42]" table:style-name="ce5">
            <text:p>-0,102531701</text:p>
          </table:table-cell>
          <table:table-cell office:value-type="float" office:value="-0.11917730620070591" table:formula="of:=([.W42]-[.$B42])/[.$B42]" table:style-name="ce5">
            <text:p>-0,119177306</text:p>
          </table:table-cell>
          <table:table-cell office:value-type="float" office:value="-0.1152555666913591" table:formula="of:=([.X42]-[.$B42])/[.$B42]" table:style-name="ce5">
            <text:p>-0,115255567</text:p>
          </table:table-cell>
          <table:table-cell office:value-type="float" office:value="-0.12035382805350996" table:formula="of:=([.Y42]-[.$B42])/[.$B42]" table:style-name="ce5">
            <text:p>-0,120353828</text:p>
          </table:table-cell>
          <table:table-cell office:value-type="float" office:value="-0.1212253257222537" table:formula="of:=([.Z42]-[.$B42])/[.$B42]" table:style-name="ce5">
            <text:p>-0,121225326</text:p>
          </table:table-cell>
          <table:table-cell office:value-type="float" office:value="-0.12540851453222362" table:formula="of:=([.AA42]-[.$B42])/[.$B42]" table:style-name="ce5">
            <text:p>-0,125408515</text:p>
          </table:table-cell>
          <table:table-cell office:value-type="float" office:value="-0.12654146150159049" table:formula="of:=([.AB42]-[.$B42])/[.$B42]" table:style-name="ce5">
            <text:p>-0,126541462</text:p>
          </table:table-cell>
          <table:table-cell office:value-type="float" office:value="-0.13076822519499762" table:formula="of:=([.AC42]-[.$B42])/[.$B42]" table:style-name="ce5">
            <text:p>-0,130768225</text:p>
          </table:table-cell>
          <table:table-cell office:value-type="float" office:value="-0.13020175171031417" table:formula="of:=([.AD42]-[.$B42])/[.$B42]" table:style-name="ce5">
            <text:p>-0,130201752</text:p>
          </table:table-cell>
          <table:table-cell office:value-type="float" office:value="-0.13534358795590221" table:formula="of:=([.AE42]-[.$B42])/[.$B42]" table:style-name="ce5">
            <text:p>-0,135343588</text:p>
          </table:table-cell>
          <table:table-cell office:value-type="float" office:value="-0.12697721033596235" table:formula="of:=([.AF42]-[.$B42])/[.$B42]" table:style-name="ce5">
            <text:p>-0,12697721</text:p>
          </table:table-cell>
          <table:table-cell office:value-type="float" office:value="-0.13538716283933941" table:formula="of:=([.AG42]-[.$B42])/[.$B42]" table:style-name="ce5">
            <text:p>-0,135387163</text:p>
          </table:table-cell>
          <table:table-cell office:value-type="float" office:value="-0.13896030328118872" table:formula="of:=([.AH42]-[.$B42])/[.$B42]" table:style-name="ce5">
            <text:p>-0,138960303</text:p>
          </table:table-cell>
          <table:table-cell office:value-type="float" office:value="-0.14689093206675671" table:formula="of:=([.AI42]-[.$B42])/[.$B42]" table:style-name="ce5">
            <text:p>-0,146890932</text:p>
          </table:table-cell>
          <table:table-cell office:value-type="float" office:value="-0.14898252647174168" table:formula="of:=([.AJ42]-[.$B42])/[.$B42]" table:style-name="ce5">
            <text:p>-0,148982526</text:p>
          </table:table-cell>
          <table:table-cell office:value-type="float" office:value="-0.14754455531831454" table:formula="of:=([.AK42]-[.$B42])/[.$B42]" table:style-name="ce5">
            <text:p>-0,147544555</text:p>
          </table:table-cell>
          <table:table-cell office:value-type="float" office:value="-0.15150986971109853" table:formula="of:=([.AL42]-[.$B42])/[.$B42]" table:style-name="ce5">
            <text:p>-0,15150987</text:p>
          </table:table-cell>
          <table:table-cell office:value-type="float" office:value="-0.16236001568695804" table:formula="of:=([.AM42]-[.$B42])/[.$B42]" table:style-name="ce5">
            <text:p>-0,162360016</text:p>
          </table:table-cell>
          <table:table-cell office:value-type="float" office:value="-0.16719682774848577" table:formula="of:=([.AN42]-[.$B42])/[.$B42]" table:style-name="ce5">
            <text:p>-0,167196828</text:p>
          </table:table-cell>
          <table:table-cell office:value-type="float" office:value="-0.16331866312257615" table:formula="of:=([.AO42]-[.$B42])/[.$B42]" table:style-name="ce5">
            <text:p>-0,163318663</text:p>
          </table:table-cell>
          <table:table-cell office:value-type="float" office:value="-0.16645605473005359" table:formula="of:=([.AP42]-[.$B42])/[.$B42]" table:style-name="ce5">
            <text:p>-0,166456055</text:p>
          </table:table-cell>
          <table:table-cell office:value-type="float" office:value="-0.17290513747875724" table:formula="of:=([.AQ42]-[.$B42])/[.$B42]" table:style-name="ce5">
            <text:p>-0,172905137</text:p>
          </table:table-cell>
          <table:table-cell office:value-type="float" office:value="-0.17477885746655628" table:formula="of:=([.AR42]-[.$B42])/[.$B42]" table:style-name="ce5">
            <text:p>-0,174778857</text:p>
          </table:table-cell>
          <table:table-cell office:value-type="float" office:value="-0.18048716719682775" table:formula="of:=([.AS42]-[.$B42])/[.$B42]" table:style-name="ce5">
            <text:p>-0,180487167</text:p>
          </table:table-cell>
          <table:table-cell office:value-type="float" office:value="-0.17917992069371214" table:formula="of:=([.AT42]-[.$B42])/[.$B42]" table:style-name="ce5">
            <text:p>-0,179179921</text:p>
          </table:table-cell>
          <table:table-cell office:value-type="float" office:value="-0.17883132162621465" table:formula="of:=([.AU42]-[.$B42])/[.$B42]" table:style-name="ce5">
            <text:p>-0,178831322</text:p>
          </table:table-cell>
          <table:table-cell office:value-type="float" office:value="-0.18092291603119962" table:formula="of:=([.AV42]-[.$B42])/[.$B42]" table:style-name="ce5">
            <text:p>-0,180922916</text:p>
          </table:table-cell>
          <table:table-cell office:value-type="float" office:value="-0.18850494574927013" table:formula="of:=([.AW42]-[.$B42])/[.$B42]" table:style-name="ce5">
            <text:p>-0,188504946</text:p>
          </table:table-cell>
          <table:table-cell office:value-type="float" office:value="-0.18824349644864699" table:formula="of:=([.AX42]-[.$B42])/[.$B42]" table:style-name="ce5">
            <text:p>-0,188243496</text:p>
          </table:table-cell>
          <table:table-cell office:value-type="float" office:value="-0.19072726480456664" table:formula="of:=([.AY42]-[.$B42])/[.$B42]" table:style-name="ce5">
            <text:p>-0,190727265</text:p>
          </table:table-cell>
          <table:table-cell office:value-type="float" office:value="-0.18902784435051637" table:formula="of:=([.AZ42]-[.$B42])/[.$B42]" table:style-name="ce5">
            <text:p>-0,189027844</text:p>
          </table:table-cell>
          <table:table-cell office:value-type="float" office:value="-0.19172948712362195" table:formula="of:=([.BA42]-[.$B42])/[.$B42]" table:style-name="ce5">
            <text:p>-0,191729487</text:p>
          </table:table-cell>
          <table:table-cell office:value-type="float" office:value="-0.19116301363893851" table:formula="of:=([.BB42]-[.$B42])/[.$B42]" table:style-name="ce5">
            <text:p>-0,191163014</text:p>
          </table:table-cell>
          <table:table-cell office:value-type="float" office:value="-0.20027016427731056" table:formula="of:=([.BC42]-[.$B42])/[.$B42]" table:style-name="ce5">
            <text:p>-0,200270164</text:p>
          </table:table-cell>
          <table:table-cell office:value-type="float" office:value="-0.19883219312388339" table:formula="of:=([.BD42]-[.$B42])/[.$B42]" table:style-name="ce5">
            <text:p>-0,198832193</text:p>
          </table:table-cell>
          <table:table-cell office:value-type="float" office:value="-0.20105451217917991" table:formula="of:=([.BE42]-[.$B42])/[.$B42]" table:style-name="ce5">
            <text:p>-0,201054512</text:p>
          </table:table-cell>
          <table:table-cell office:value-type="float" office:value="-0.20728572051069763" table:formula="of:=([.BF42]-[.$B42])/[.$B42]" table:style-name="ce5">
            <text:p>-0,207285721</text:p>
          </table:table-cell>
          <table:table-cell office:value-type="float" office:value="-0.20162098566386336" table:formula="of:=([.BG42]-[.$B42])/[.$B42]" table:style-name="ce5">
            <text:p>-0,201620986</text:p>
          </table:table-cell>
          <table:table-cell office:value-type="float" office:value="-0.21085886095254694" table:formula="of:=([.BH42]-[.$B42])/[.$B42]" table:style-name="ce5">
            <text:p>-0,210858861</text:p>
          </table:table-cell>
          <table:table-cell office:value-type="float" office:value="-0.20759074469475794" table:formula="of:=([.BI42]-[.$B42])/[.$B42]" table:style-name="ce5">
            <text:p>-0,207590745</text:p>
          </table:table-cell>
          <table:table-cell office:value-type="float" office:value="-0.20915944049849666" table:formula="of:=([.BJ42]-[.$B42])/[.$B42]" table:style-name="ce5">
            <text:p>-0,20915944</text:p>
          </table:table-cell>
          <table:table-cell office:value-type="float" office:value="-0.2176565427687481" table:formula="of:=([.BK42]-[.$B42])/[.$B42]" table:style-name="ce5">
            <text:p>-0,217656543</text:p>
          </table:table-cell>
          <table:table-cell office:value-type="float" office:value="-0.21255828140659724" table:formula="of:=([.BL42]-[.$B42])/[.$B42]" table:style-name="ce5">
            <text:p>-0,212558281</text:p>
          </table:table-cell>
          <table:table-cell office:value-type="float" office:value="-0.21090243583598414" table:formula="of:=([.BM42]-[.$B42])/[.$B42]" table:style-name="ce5">
            <text:p>-0,210902436</text:p>
          </table:table-cell>
          <table:table-cell office:value-type="float" office:value="-0.22066320972591399" table:formula="of:=([.BN42]-[.$B42])/[.$B42]" table:style-name="ce5">
            <text:p>-0,22066321</text:p>
          </table:table-cell>
          <table:table-cell office:value-type="float" office:value="-0.22144755762778334" table:formula="of:=([.BO42]-[.$B42])/[.$B42]" table:style-name="ce5">
            <text:p>-0,221447558</text:p>
          </table:table-cell>
          <table:table-cell office:value-type="float" office:value="-0.21953026275654713" table:formula="of:=([.BP42]-[.$B42])/[.$B42]" table:style-name="ce5">
            <text:p>-0,219530263</text:p>
          </table:table-cell>
          <table:table-cell office:value-type="float" office:value="-0.22227548041308989" table:formula="of:=([.BQ42]-[.$B42])/[.$B42]" table:style-name="ce5">
            <text:p>-0,22227548</text:p>
          </table:table-cell>
          <table:table-cell office:value-type="float" office:value="-0.22445422458494924" table:formula="of:=([.BR42]-[.$B42])/[.$B42]" table:style-name="ce5">
            <text:p>-0,224454225</text:p>
          </table:table-cell>
          <table:table-cell office:value-type="float" office:value="-0.21748224323499935" table:formula="of:=([.BS42]-[.$B42])/[.$B42]" table:style-name="ce5">
            <text:p>-0,217482243</text:p>
          </table:table-cell>
          <table:table-cell office:value-type="float" office:value="-0.22541287202056734" table:formula="of:=([.BT42]-[.$B42])/[.$B42]" table:style-name="ce5">
            <text:p>-0,225412872</text:p>
          </table:table-cell>
          <table:table-cell office:value-type="float" office:value="-0.23155693058521068" table:formula="of:=([.BU42]-[.$B42])/[.$B42]" table:style-name="ce5">
            <text:p>-0,231556931</text:p>
          </table:table-cell>
          <table:table-cell office:value-type="float" office:value="-0.23892108588609526" table:formula="of:=([.BV42]-[.$B42])/[.$B42]" table:style-name="ce5">
            <text:p>-0,238921086</text:p>
          </table:table-cell>
          <table:table-cell office:value-type="float" office:value="-0.23852891193516057" table:formula="of:=([.BW42]-[.$B42])/[.$B42]" table:style-name="ce5">
            <text:p>-0,238528912</text:p>
          </table:table-cell>
          <table:table-cell office:value-type="float" office:value="-0.24022833238921085" table:formula="of:=([.BX42]-[.$B42])/[.$B42]" table:style-name="ce5">
            <text:p>-0,240228332</text:p>
          </table:table-cell>
          <table:table-cell office:value-type="float" office:value="-0.2345200226589394" table:formula="of:=([.BY42]-[.$B42])/[.$B42]" table:style-name="ce5">
            <text:p>-0,234520023</text:p>
          </table:table-cell>
          <table:table-cell office:value-type="float" office:value="-0.23526079567737157" table:formula="of:=([.BZ42]-[.$B42])/[.$B42]" table:style-name="ce5">
            <text:p>-0,235260796</text:p>
          </table:table-cell>
          <table:table-cell office:value-type="float" office:value="-0.23168765523552223" table:formula="of:=([.CA42]-[.$B42])/[.$B42]" table:style-name="ce5">
            <text:p>-0,231687655</text:p>
          </table:table-cell>
          <table:table-cell office:value-type="float" office:value="-0.23630659287986405" table:formula="of:=([.CB42]-[.$B42])/[.$B42]" table:style-name="ce5">
            <text:p>-0,236306593</text:p>
          </table:table-cell>
          <table:table-cell office:value-type="float" office:value="-0.24310427469606519" table:formula="of:=([.CC42]-[.$B42])/[.$B42]" table:style-name="ce5">
            <text:p>-0,243104275</text:p>
          </table:table-cell>
          <table:table-cell office:value-type="float" office:value="-0.24759248769009543" table:formula="of:=([.CD42]-[.$B42])/[.$B42]" table:style-name="ce5">
            <text:p>-0,247592488</text:p>
          </table:table-cell>
          <table:table-cell office:value-type="float" office:value="-0.25011983092945228" table:formula="of:=([.CE42]-[.$B42])/[.$B42]" table:style-name="ce5">
            <text:p>-0,250119831</text:p>
          </table:table-cell>
          <table:table-cell office:value-type="float" office:value="-0.2453265937513617" table:formula="of:=([.CF42]-[.$B42])/[.$B42]" table:style-name="ce5">
            <text:p>-0,245326594</text:p>
          </table:table-cell>
          <table:table-cell office:value-type="float" office:value="-0.24615451653666826" table:formula="of:=([.CG42]-[.$B42])/[.$B42]" table:style-name="ce5">
            <text:p>-0,246154517</text:p>
          </table:table-cell>
          <table:table-cell office:value-type="float" office:value="-0.25020698069632663" table:formula="of:=([.CH42]-[.$B42])/[.$B42]" table:style-name="ce5">
            <text:p>-0,250206981</text:p>
          </table:table-cell>
          <table:table-cell office:value-type="float" office:value="-0.25142707743256787" table:formula="of:=([.CI42]-[.$B42])/[.$B42]" table:style-name="ce5">
            <text:p>-0,251427077</text:p>
          </table:table-cell>
          <table:table-cell office:value-type="float" office:value="-0.23970543378796461" table:formula="of:=([.CJ42]-[.$B42])/[.$B42]" table:style-name="ce5">
            <text:p>-0,239705434</text:p>
          </table:table-cell>
          <table:table-cell office:value-type="float" office:value="-0.25430301973942221" table:formula="of:=([.CK42]-[.$B42])/[.$B42]" table:style-name="ce5">
            <text:p>-0,25430302</text:p>
          </table:table-cell>
          <table:table-cell office:value-type="float" office:value="-0.24802823652446729" table:formula="of:=([.CL42]-[.$B42])/[.$B42]" table:style-name="ce5">
            <text:p>-0,248028237</text:p>
          </table:table-cell>
          <table:table-cell office:value-type="float" office:value="-0.25439016950629656" table:formula="of:=([.CM42]-[.$B42])/[.$B42]" table:style-name="ce5">
            <text:p>-0,25439017</text:p>
          </table:table-cell>
          <table:table-cell office:value-type="float" office:value="-0.25456446904004532" table:formula="of:=([.CN42]-[.$B42])/[.$B42]" table:style-name="ce5">
            <text:p>-0,254564469</text:p>
          </table:table-cell>
          <table:table-cell office:value-type="float" office:value="-0.25778901041439717" table:formula="of:=([.CO42]-[.$B42])/[.$B42]" table:style-name="ce5">
            <text:p>-0,25778901</text:p>
          </table:table-cell>
          <table:table-cell office:value-type="float" office:value="-0.25861693319970369" table:formula="of:=([.CP42]-[.$B42])/[.$B42]" table:style-name="ce5">
            <text:p>-0,258616933</text:p>
          </table:table-cell>
          <table:table-cell office:value-type="float" office:value="-0.25617673972722121" table:formula="of:=([.CQ42]-[.$B42])/[.$B42]" table:style-name="ce5">
            <text:p>-0,25617674</text:p>
          </table:table-cell>
          <table:table-cell office:value-type="float" office:value="-0.25857335831626649" table:formula="of:=([.CR42]-[.$B42])/[.$B42]" table:style-name="ce5">
            <text:p>-0,258573358</text:p>
          </table:table-cell>
          <table:table-cell office:value-type="float" office:value="-0.25996775458625648" table:formula="of:=([.CS42]-[.$B42])/[.$B42]" table:style-name="ce5">
            <text:p>-0,259967755</text:p>
          </table:table-cell>
          <table:table-cell office:value-type="float" office:value="-0.2671140354699551" table:formula="of:=([.CT42]-[.$B42])/[.$B42]" table:style-name="ce5">
            <text:p>-0,267114035</text:p>
          </table:table-cell>
          <table:table-cell office:value-type="float" office:value="-0.26149287550655803" table:formula="of:=([.CU42]-[.$B42])/[.$B42]" table:style-name="ce5">
            <text:p>-0,261492876</text:p>
          </table:table-cell>
          <table:table-cell office:value-type="float" office:value="-0.26070852760468866" table:formula="of:=([.CV42]-[.$B42])/[.$B42]" table:style-name="ce5">
            <text:p>-0,260708528</text:p>
          </table:table-cell>
          <table:table-cell office:value-type="float" office:value="-0.27378099263584471" table:formula="of:=([.CW42]-[.$B42])/[.$B42]" table:style-name="ce5">
            <text:p>-0,273780993</text:p>
          </table:table-cell>
          <table:table-cell office:value-type="float" office:value="-0.27683123447644775" table:formula="of:=([.CX42]-[.$B42])/[.$B42]" table:style-name="ce5">
            <text:p>-0,276831234</text:p>
          </table:table-cell>
          <table:table-cell office:value-type="float" office:value="-0.27561113774020657" table:formula="of:=([.CY42]-[.$B42])/[.$B42]" table:style-name="ce5">
            <text:p>-0,275611138</text:p>
          </table:table-cell>
          <table:table-cell office:value-type="float" office:value="-0.27299664473397534" table:formula="of:=([.CZ42]-[.$B42])/[.$B42]" table:style-name="ce5">
            <text:p>-0,272996645</text:p>
          </table:table-cell>
          <table:table-cell office:value-type="float" office:value="-0.27765915726175433" table:formula="of:=([.DA42]-[.$B42])/[.$B42]" table:style-name="ce5">
            <text:p>-0,277659157</text:p>
          </table:table-cell>
          <table:table-cell office:value-type="float" office:value="-0.28646128371606605" table:formula="of:=([.DB42]-[.$B42])/[.$B42]" table:style-name="ce5">
            <text:p>-0,286461284</text:p>
          </table:table-cell>
          <table:table-cell office:value-type="float" office:value="-0.28249596932328208" table:formula="of:=([.DC42]-[.$B42])/[.$B42]" table:style-name="ce5">
            <text:p>-0,282495969</text:p>
          </table:table-cell>
          <table:table-cell office:value-type="float" office:value="-0.28707133208418667" table:formula="of:=([.DD42]-[.$B42])/[.$B42]" table:style-name="ce5">
            <text:p>-0,287071332</text:p>
          </table:table-cell>
          <table:table-cell office:value-type="float" office:value="-0.28750708091855853" table:formula="of:=([.DE42]-[.$B42])/[.$B42]" table:style-name="ce5">
            <text:p>-0,287507081</text:p>
          </table:table-cell>
          <table:table-cell office:value-type="float" office:value="-0.29312824088195566" table:formula="of:=([.DF42]-[.$B42])/[.$B42]" table:style-name="ce5">
            <text:p>-0,293128241</text:p>
          </table:table-cell>
          <table:table-cell office:value-type="float" office:value="-0.2865920083663776" table:formula="of:=([.DG42]-[.$B42])/[.$B42]" table:style-name="ce5">
            <text:p>-0,286592008</text:p>
          </table:table-cell>
          <table:table-cell office:value-type="float" office:value="-0.28750708091855853" table:formula="of:=([.DH42]-[.$B42])/[.$B42]" table:style-name="ce5">
            <text:p>-0,287507081</text:p>
          </table:table-cell>
          <table:table-cell office:value-type="float" office:value="-0.29007799904135256" table:formula="of:=([.DI42]-[.$B42])/[.$B42]" table:style-name="ce5">
            <text:p>-0,290077999</text:p>
          </table:table-cell>
          <table:table-cell office:value-type="float" office:value="-0.29173384461196566" table:formula="of:=([.DJ42]-[.$B42])/[.$B42]" table:style-name="ce5">
            <text:p>-0,291733845</text:p>
          </table:table-cell>
          <table:table-cell office:value-type="float" office:value="-0.29805220271035776" table:formula="of:=([.DK42]-[.$B42])/[.$B42]" table:style-name="ce5">
            <text:p>-0,298052203</text:p>
          </table:table-cell>
          <table:table-cell office:value-type="float" office:value="-0.3058521068456142" table:formula="of:=([.DL42]-[.$B42])/[.$B42]" table:style-name="ce5">
            <text:p>-0,305852107</text:p>
          </table:table-cell>
          <table:table-cell office:value-type="float" office:value="-0.30641858033029762" table:formula="of:=([.DM42]-[.$B42])/[.$B42]" table:style-name="ce5">
            <text:p>-0,30641858</text:p>
          </table:table-cell>
          <table:table-cell office:value-type="float" office:value="-0.30554708266155389" table:formula="of:=([.DN42]-[.$B42])/[.$B42]" table:style-name="ce5">
            <text:p>-0,305547083</text:p>
          </table:table-cell>
          <table:table-cell office:value-type="float" office:value="-0.30458843522593576" table:formula="of:=([.DO42]-[.$B42])/[.$B42]" table:style-name="ce5">
            <text:p>-0,304588435</text:p>
          </table:table-cell>
          <table:table-cell office:value-type="float" office:value="-0.3042398361584383" table:formula="of:=([.DP42]-[.$B42])/[.$B42]" table:style-name="ce5">
            <text:p>-0,304239836</text:p>
          </table:table-cell>
          <table:table-cell office:value-type="float" office:value="-0.30371693755719203" table:formula="of:=([.DQ42]-[.$B42])/[.$B42]" table:style-name="ce5">
            <text:p>-0,303716938</text:p>
          </table:table-cell>
          <table:table-cell office:value-type="float" office:value="-0.31286766307900127" table:formula="of:=([.DR42]-[.$B42])/[.$B42]" table:style-name="ce5">
            <text:p>-0,312867663</text:p>
          </table:table-cell>
          <table:table-cell table:number-columns-repeated="16262"/>
        </table:table-row>
        <table:table-row table:style-name="ro1">
          <table:table-cell office:value-type="string" table:style-name="ce1">
            <text:p>Endzeit:</text:p>
          </table:table-cell>
          <table:table-cell office:value-type="string" table:style-name="ce1">
            <text:p>11.11.2025 13:24:44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B1= 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2= 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3 = F</text:p>
          </table:table-cell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float" office:value="0" table:formula="of:=([.B40]-[.$B$40])/[.$B$40]" table:style-name="ce5">
            <text:p>0</text:p>
          </table:table-cell>
          <table:table-cell office:value-type="float" office:value="1.7547181720633718E-2" table:formula="of:=([.C40]-[.$B$40])/[.$B$40]" table:style-name="ce5">
            <text:p>0,017547182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float" office:value="0" table:formula="of:=([.B41]-[.$B$41])/[.$B$41]" table:style-name="ce5">
            <text:p>0</text:p>
          </table:table-cell>
          <table:table-cell office:value-type="float" office:value="5.7598889659958366E-3" table:formula="of:=([.C41]-[.$B$41])/[.$B$41]" table:style-name="ce5">
            <text:p>0,005759889</text:p>
          </table:table-cell>
          <table:table-cell table:number-columns-repeated="16379"/>
        </table:table-row>
        <table:table-row table:number-rows-repeated="1048523" table:style-name="ro2">
          <table:table-cell table:number-columns-repeated="16384"/>
        </table:table-row>
      </table:table>
      <table:table table:name="Tabelle1" table:style-name="ta1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Tecan.At.Excel.Attenuation" style:family="table-cell" style:data-style-name="N0">
      <style:table-cell-properties style:vertical-align="automatic" fo:background-color="#B0C4DE"/>
    </style:style>
    <style:style style:name="Tecan.At.Excel.AutoGain_0" style:family="table-cell" style:data-style-name="N0">
      <style:table-cell-properties style:vertical-align="automatic" fo:background-color="#FFFFFF"/>
    </style:style>
    <style:style style:name="Tecan.At.Excel.Error" style:family="table-cell" style:data-style-name="N0">
      <style:table-cell-properties style:vertical-align="automatic" fo:background-color="#FF0000"/>
      <style:text-properties fo:color="#FFFFFF"/>
    </style:style>
    <style:style style:name="Tecan.At.Excel.GFactorAndMeasurementBlank" style:family="table-cell" style:data-style-name="N0">
      <style:table-cell-properties style:vertical-align="automatic" fo:background-color="#ADFF2F"/>
    </style:style>
    <style:style style:name="Tecan.At.Excel.GFactorBlank" style:family="table-cell" style:data-style-name="N0">
      <style:table-cell-properties style:vertical-align="automatic" fo:background-color="#00FF00"/>
    </style:style>
    <style:style style:name="Tecan.At.Excel.GFactorReference" style:family="table-cell" style:data-style-name="N0">
      <style:table-cell-properties style:vertical-align="automatic" fo:background-color="#ADD8E6"/>
    </style:style>
    <style:style style:name="Tecan.At.Excel.MeasurementBlank" style:family="table-cell" style:data-style-name="N0">
      <style:table-cell-properties style:vertical-align="automatic" fo:background-color="#FFFF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Hiwibeit</meta:initial-creator>
    <dc:creator>marvin kobbe</dc:creator>
    <meta:creation-date>2025-11-11T12:16:22Z</meta:creation-date>
    <dc:date>2025-11-12T09:12:18Z</dc:date>
    <meta:editing-duration>PT0S</meta:editing-duration>
  </office:meta>
</office:document-meta>
</file>